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2" style:family="table" style:master-page-name="Distance-global_20_vol">
      <style:table-properties table:display="true" style:writing-mode="lr-tb"/>
    </style:style>
    <style:style style:name="ta3" style:family="table" style:master-page-name="profit-maxloss">
      <style:table-properties table:display="true" style:writing-mode="lr-tb"/>
    </style:style>
    <style:style style:name="ta4" style:family="table" style:master-page-name="PNL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percentage-style style:name="N5011" number:language="en" number:country="SG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4" style:family="table-cell" style:parent-style-name="Gnumeric-default">
      <style:text-properties fo:font-weight="normal" style:font-weight-asian="normal" style:font-weight-complex="normal"/>
    </style:style>
    <style:style style:name="ce5" style:family="table-cell" style:parent-style-name="Gnumeric-default"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7" style:family="table-cell" style:parent-style-name="Gnumeric-default" style:data-style-name="N11"/>
    <style:style style:name="ce9" style:family="table-cell" style:parent-style-name="Gnumeric-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2" style:family="table-cell" style:parent-style-name="Default" style:data-style-name="N5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 style:data-style-name="N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ofit-maxloss" table:style-name="ta3">
        <office:forms form:automatic-focus="false" form:apply-design-mode="false"/>
        <table:shapes>
          <draw:frame draw:z-index="0" draw:style-name="gr1" svg:width="12.5425in" svg:height="8.235in" svg:x="6.5783in" svg:y="0in">
            <draw:object draw:notify-on-update-of-ranges="'profit-maxloss'.A2:'profit-maxloss'.A92 'profit-maxloss'.B1:'profit-maxloss'.B1 'profit-maxloss'.B2:'profit-maxloss'.B92 'profit-maxloss'.A2:'profit-maxloss'.A92 'profit-maxloss'.C1:'profit-maxloss'.C1 'profit-maxloss'.C2:'profit-maxloss'.C9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2" table:default-cell-style-name="Default"/>
        <table:table-column table:style-name="co2" table:number-columns-repeated="250" table:default-cell-style-name="Default"/>
        <table:table-row table:style-name="ro1"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LMT</text:p>
          </table:table-cell>
          <table:table-cell table:style-name="ce6" office:value-type="string">
            <text:p>Y/X</text:p>
          </table:table-cell>
          <table:table-cell table:style-name="ce3" office:value-type="string">
            <text:p>alpha</text:p>
          </table:table-cell>
          <table:table-cell table:style-name="Gnumeric-default" office:value-type="float" office:value="0.3">
            <text:p>0.3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float" office:value="0">
            <text:p>0</text:p>
          </table:table-cell>
          <table:table-cell table:style-name="Gnumeric-default" table:formula="of:=[.A2]-[.$F$2]*EXP(-[.$F$1]*[.A2])" office:value-type="float" office:value="-4.1">
            <text:p>-4.1</text:p>
          </table:table-cell>
          <table:table-cell table:style-name="Gnumeric-default" table:formula="of:=[.A2]" office:value-type="float" office:value="0">
            <text:p>0</text:p>
          </table:table-cell>
          <table:table-cell table:style-name="ce7" table:formula="of:=IF([.B2]&gt;0;[.B2]/[.A2];0)" office:value-type="percentage" office:value="0">
            <text:p>0.00%</text:p>
          </table:table-cell>
          <table:table-cell table:style-name="ce3" office:value-type="string">
            <text:p>init</text:p>
          </table:table-cell>
          <table:table-cell table:style-name="Gnumeric-default" office:value-type="float" office:value="4.1">
            <text:p>4.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table:formula="of:=[.A2]+0.25" office:value-type="float" office:value="0.25">
            <text:p>0.25</text:p>
          </table:table-cell>
          <table:table-cell table:style-name="Gnumeric-default" table:formula="of:=[.A3]-[.$F$2]*EXP(-[.$F$1]*[.A3])" office:value-type="float" office:value="-3.55374829394707">
            <text:p>-3.5537482939471</text:p>
          </table:table-cell>
          <table:table-cell table:style-name="Gnumeric-default" table:formula="of:=[.A3]" office:value-type="float" office:value="0.25">
            <text:p>0.25</text:p>
          </table:table-cell>
          <table:table-cell table:style-name="ce7" table:formula="of:=IF([.B3]&gt;0;[.B3]/[.A3];0)" office:value-type="percentage" office:value="0">
            <text:p>0.0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3]+0.25" office:value-type="float" office:value="0.5">
            <text:p>0.5</text:p>
          </table:table-cell>
          <table:table-cell table:style-name="Gnumeric-default" table:formula="of:=[.A4]-[.$F$2]*EXP(-[.$F$1]*[.A4])" office:value-type="float" office:value="-3.02890270334274">
            <text:p>-3.0289027033427</text:p>
          </table:table-cell>
          <table:table-cell table:style-name="Gnumeric-default" table:formula="of:=[.A4]" office:value-type="float" office:value="0.5">
            <text:p>0.5</text:p>
          </table:table-cell>
          <table:table-cell table:style-name="ce7" table:formula="of:=IF([.B4]&gt;0;[.B4]/[.A4];0)" office:value-type="percentage" office:value="0">
            <text:p>0.0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4]+0.25" office:value-type="float" office:value="0.75">
            <text:p>0.75</text:p>
          </table:table-cell>
          <table:table-cell table:style-name="Gnumeric-default" table:formula="of:=[.A5]-[.$F$2]*EXP(-[.$F$1]*[.A5])" office:value-type="float" office:value="-2.52391649691345">
            <text:p>-2.5239164969135</text:p>
          </table:table-cell>
          <table:table-cell table:style-name="Gnumeric-default" table:formula="of:=[.A5]" office:value-type="float" office:value="0.75">
            <text:p>0.75</text:p>
          </table:table-cell>
          <table:table-cell table:style-name="ce7" table:formula="of:=IF([.B5]&gt;0;[.B5]/[.A5];0)" office:value-type="percentage" office:value="0">
            <text:p>0.0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5]+0.25" office:value-type="float" office:value="1">
            <text:p>1</text:p>
          </table:table-cell>
          <table:table-cell table:style-name="Gnumeric-default" table:formula="of:=[.A6]-[.$F$2]*EXP(-[.$F$1]*[.A6])" office:value-type="float" office:value="-2.03735470479504">
            <text:p>-2.0373547047951</text:p>
          </table:table-cell>
          <table:table-cell table:style-name="Gnumeric-default" table:formula="of:=[.A6]" office:value-type="float" office:value="1">
            <text:p>1</text:p>
          </table:table-cell>
          <table:table-cell table:style-name="ce7" table:formula="of:=IF([.B6]&gt;0;[.B6]/[.A6];0)" office:value-type="percentage" office:value="0">
            <text:p>0.0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6]+0.25" office:value-type="float" office:value="1.25">
            <text:p>1.25</text:p>
          </table:table-cell>
          <table:table-cell table:style-name="Gnumeric-default" table:formula="of:=[.A7]-[.$F$2]*EXP(-[.$F$1]*[.A7])" office:value-type="float" office:value="-1.56788604304299">
            <text:p>-1.567886043043</text:p>
          </table:table-cell>
          <table:table-cell table:style-name="Gnumeric-default" table:formula="of:=[.A7]" office:value-type="float" office:value="1.25">
            <text:p>1.25</text:p>
          </table:table-cell>
          <table:table-cell table:style-name="ce7" table:formula="of:=IF([.B7]&gt;0;[.B7]/[.A7];0)" office:value-type="percentage" office:value="0">
            <text:p>0.0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7]+0.25" office:value-type="float" office:value="1.5">
            <text:p>1.5</text:p>
          </table:table-cell>
          <table:table-cell table:style-name="Gnumeric-default" table:formula="of:=[.A8]-[.$F$2]*EXP(-[.$F$1]*[.A8])" office:value-type="float" office:value="-1.11427542164927">
            <text:p>-1.1142754216493</text:p>
          </table:table-cell>
          <table:table-cell table:style-name="Gnumeric-default" table:formula="of:=[.A8]" office:value-type="float" office:value="1.5">
            <text:p>1.5</text:p>
          </table:table-cell>
          <table:table-cell table:style-name="ce7" table:formula="of:=IF([.B8]&gt;0;[.B8]/[.A8];0)" office:value-type="percentage" office:value="0">
            <text:p>0.0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8]+0.25" office:value-type="float" office:value="1.75">
            <text:p>1.75</text:p>
          </table:table-cell>
          <table:table-cell table:style-name="Gnumeric-default" table:formula="of:=[.A9]-[.$F$2]*EXP(-[.$F$1]*[.A9])" office:value-type="float" office:value="-0.675376993903941">
            <text:p>-0.6753769939039</text:p>
          </table:table-cell>
          <table:table-cell table:style-name="Gnumeric-default" table:formula="of:=[.A9]" office:value-type="float" office:value="1.75">
            <text:p>1.75</text:p>
          </table:table-cell>
          <table:table-cell table:style-name="ce7" table:formula="of:=IF([.B9]&gt;0;[.B9]/[.A9];0)" office:value-type="percentage" office:value="0">
            <text:p>0.0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9]+0.25" office:value-type="float" office:value="2">
            <text:p>2</text:p>
          </table:table-cell>
          <table:table-cell table:style-name="Gnumeric-default" table:formula="of:=[.A10]-[.$F$2]*EXP(-[.$F$1]*[.A10])" office:value-type="float" office:value="-0.250127707985508">
            <text:p>-0.2501277079855</text:p>
          </table:table-cell>
          <table:table-cell table:style-name="Gnumeric-default" table:formula="of:=[.A10]" office:value-type="float" office:value="2">
            <text:p>2</text:p>
          </table:table-cell>
          <table:table-cell table:style-name="ce7" table:formula="of:=IF([.B10]&gt;0;[.B10]/[.A10];0)" office:value-type="percentage" office:value="0">
            <text:p>0.0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10]+0.25" office:value-type="float" office:value="2.25">
            <text:p>2.25</text:p>
          </table:table-cell>
          <table:table-cell table:style-name="Gnumeric-default" table:formula="of:=[.A11]-[.$F$2]*EXP(-[.$F$1]*[.A11])" office:value-type="float" office:value="0.162458675509049">
            <text:p>0.162458675509</text:p>
          </table:table-cell>
          <table:table-cell table:style-name="Gnumeric-default" table:formula="of:=[.A11]" office:value-type="float" office:value="2.25">
            <text:p>2.25</text:p>
          </table:table-cell>
          <table:table-cell table:style-name="ce7" table:formula="of:=IF([.B11]&gt;0;[.B11]/[.A11];0)" office:value-type="percentage" office:value="0.0722038557817994">
            <text:p>7.22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11]+0.25" office:value-type="float" office:value="2.5">
            <text:p>2.5</text:p>
          </table:table-cell>
          <table:table-cell table:style-name="Gnumeric-default" table:formula="of:=[.A12]-[.$F$2]*EXP(-[.$F$1]*[.A12])" office:value-type="float" office:value="0.56329713376184">
            <text:p>0.5632971337618</text:p>
          </table:table-cell>
          <table:table-cell table:style-name="Gnumeric-default" table:formula="of:=[.A12]" office:value-type="float" office:value="2.5">
            <text:p>2.5</text:p>
          </table:table-cell>
          <table:table-cell table:style-name="ce7" table:formula="of:=IF([.B12]&gt;0;[.B12]/[.A12];0)" office:value-type="percentage" office:value="0.225318853504736">
            <text:p>22.5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12]+0.25" office:value-type="float" office:value="2.75">
            <text:p>2.75</text:p>
          </table:table-cell>
          <table:table-cell table:style-name="Gnumeric-default" table:formula="of:=[.A13]-[.$F$2]*EXP(-[.$F$1]*[.A13])" office:value-type="float" office:value="0.953236530893708">
            <text:p>0.9532365308937</text:p>
          </table:table-cell>
          <table:table-cell table:style-name="Gnumeric-default" table:formula="of:=[.A13]" office:value-type="float" office:value="2.75">
            <text:p>2.75</text:p>
          </table:table-cell>
          <table:table-cell table:style-name="ce7" table:formula="of:=IF([.B13]&gt;0;[.B13]/[.A13];0)" office:value-type="percentage" office:value="0.34663146577953">
            <text:p>34.66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13]+0.25" office:value-type="float" office:value="3">
            <text:p>3</text:p>
          </table:table-cell>
          <table:table-cell table:style-name="Gnumeric-default" table:formula="of:=[.A14]-[.$F$2]*EXP(-[.$F$1]*[.A14])" office:value-type="float" office:value="1.33306439506354">
            <text:p>1.3330643950636</text:p>
          </table:table-cell>
          <table:table-cell table:style-name="Gnumeric-default" table:formula="of:=[.A14]" office:value-type="float" office:value="3">
            <text:p>3</text:p>
          </table:table-cell>
          <table:table-cell table:style-name="ce7" table:formula="of:=IF([.B14]&gt;0;[.B14]/[.A14];0)" office:value-type="percentage" office:value="0.444354798354515">
            <text:p>44.44%</text:p>
          </table:table-cell>
          <table:table-cell table:style-name="Gnumeric-default" table:number-columns-repeated="252"/>
        </table:table-row>
        <table:table-row table:style-name="ro1">
          <table:table-cell table:style-name="ce4" table:formula="of:=[.A14]+0.25" office:value-type="float" office:value="3.25">
            <text:p>3.25</text:p>
          </table:table-cell>
          <table:table-cell table:style-name="ce4" table:formula="of:=[.A15]-[.$F$2]*EXP(-[.$F$1]*[.A15])" office:value-type="float" office:value="1.70351135039106">
            <text:p>1.7035113503911</text:p>
          </table:table-cell>
          <table:table-cell table:style-name="Gnumeric-default" table:formula="of:=[.A15]" office:value-type="float" office:value="3.25">
            <text:p>3.25</text:p>
          </table:table-cell>
          <table:table-cell table:style-name="ce7" table:formula="of:=IF([.B15]&gt;0;[.B15]/[.A15];0)" office:value-type="percentage" office:value="0.524157338581864">
            <text:p>52.42%</text:p>
          </table:table-cell>
          <table:table-cell table:style-name="Gnumeric-default" table:number-columns-repeated="252"/>
        </table:table-row>
        <table:table-row table:style-name="ro1">
          <table:table-cell table:style-name="ce5" table:formula="of:=[.A15]+0.25" office:value-type="float" office:value="3.5">
            <text:p>3.5</text:p>
          </table:table-cell>
          <table:table-cell table:style-name="ce5" table:formula="of:=[.A16]-[.$F$2]*EXP(-[.$F$1]*[.A16])" office:value-type="float" office:value="2.06525522864426">
            <text:p>2.0652552286443</text:p>
          </table:table-cell>
          <table:table-cell table:style-name="ce5" table:formula="of:=[.A16]" office:value-type="float" office:value="3.5">
            <text:p>3.5</text:p>
          </table:table-cell>
          <table:table-cell table:style-name="ce9" table:formula="of:=IF([.B16]&gt;0;[.B16]/[.A16];0)" office:value-type="percentage" office:value="0.59007292246979">
            <text:p>59.01%</text:p>
          </table:table-cell>
          <table:table-cell table:style-name="Gnumeric-default" table:number-columns-repeated="252"/>
        </table:table-row>
        <table:table-row table:style-name="ro1">
          <table:table-cell table:style-name="ce5" table:formula="of:=[.A16]+0.25" office:value-type="float" office:value="3.75">
            <text:p>3.75</text:p>
          </table:table-cell>
          <table:table-cell table:style-name="ce5" table:formula="of:=[.A17]-[.$F$2]*EXP(-[.$F$1]*[.A17])" office:value-type="float" office:value="2.41892488383077">
            <text:p>2.4189248838308</text:p>
          </table:table-cell>
          <table:table-cell table:style-name="ce5" table:formula="of:=[.A17]" office:value-type="float" office:value="3.75">
            <text:p>3.75</text:p>
          </table:table-cell>
          <table:table-cell table:style-name="ce9" table:formula="of:=IF([.B17]&gt;0;[.B17]/[.A17];0)" office:value-type="percentage" office:value="0.645046635688204">
            <text:p>64.5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17]+0.25" office:value-type="float" office:value="4">
            <text:p>4</text:p>
          </table:table-cell>
          <table:table-cell table:style-name="ce4" table:formula="of:=[.A18]-[.$F$2]*EXP(-[.$F$1]*[.A18])" office:value-type="float" office:value="2.76510373115997">
            <text:p>2.76510373116</text:p>
          </table:table-cell>
          <table:table-cell table:style-name="Gnumeric-default" table:formula="of:=[.A18]" office:value-type="float" office:value="4">
            <text:p>4</text:p>
          </table:table-cell>
          <table:table-cell table:style-name="ce7" table:formula="of:=IF([.B18]&gt;0;[.B18]/[.A18];0)" office:value-type="percentage" office:value="0.691275932789993">
            <text:p>69.1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18]+0.25" office:value-type="float" office:value="4.25">
            <text:p>4.25</text:p>
          </table:table-cell>
          <table:table-cell table:style-name="Gnumeric-default" table:formula="of:=[.A19]-[.$F$2]*EXP(-[.$F$1]*[.A19])" office:value-type="float" office:value="3.10433303029223">
            <text:p>3.1043330302922</text:p>
          </table:table-cell>
          <table:table-cell table:style-name="Gnumeric-default" table:formula="of:=[.A19]" office:value-type="float" office:value="4.25">
            <text:p>4.25</text:p>
          </table:table-cell>
          <table:table-cell table:style-name="ce7" table:formula="of:=IF([.B19]&gt;0;[.B19]/[.A19];0)" office:value-type="percentage" office:value="0.730431301245231">
            <text:p>73.04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19]+0.25" office:value-type="float" office:value="4.5">
            <text:p>4.5</text:p>
          </table:table-cell>
          <table:table-cell table:style-name="Gnumeric-default" table:formula="of:=[.A20]-[.$F$2]*EXP(-[.$F$1]*[.A20])" office:value-type="float" office:value="3.43711493135184">
            <text:p>3.4371149313519</text:p>
          </table:table-cell>
          <table:table-cell table:style-name="Gnumeric-default" table:formula="of:=[.A20]" office:value-type="float" office:value="4.5">
            <text:p>4.5</text:p>
          </table:table-cell>
          <table:table-cell table:style-name="ce7" table:formula="of:=IF([.B20]&gt;0;[.B20]/[.A20];0)" office:value-type="percentage" office:value="0.763803318078188">
            <text:p>76.38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20]+0.25" office:value-type="float" office:value="4.75">
            <text:p>4.75</text:p>
          </table:table-cell>
          <table:table-cell table:style-name="Gnumeric-default" table:formula="of:=[.A21]-[.$F$2]*EXP(-[.$F$1]*[.A21])" office:value-type="float" office:value="3.7639153008458">
            <text:p>3.7639153008458</text:p>
          </table:table-cell>
          <table:table-cell table:style-name="Gnumeric-default" table:formula="of:=[.A21]" office:value-type="float" office:value="4.75">
            <text:p>4.75</text:p>
          </table:table-cell>
          <table:table-cell table:style-name="ce7" table:formula="of:=IF([.B21]&gt;0;[.B21]/[.A21];0)" office:value-type="percentage" office:value="0.792403221230694">
            <text:p>79.24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21]+0.25" office:value-type="float" office:value="5">
            <text:p>5</text:p>
          </table:table-cell>
          <table:table-cell table:style-name="Gnumeric-default" table:formula="of:=[.A22]-[.$F$2]*EXP(-[.$F$1]*[.A22])" office:value-type="float" office:value="4.08516634339144">
            <text:p>4.0851663433914</text:p>
          </table:table-cell>
          <table:table-cell table:style-name="Gnumeric-default" table:formula="of:=[.A22]" office:value-type="float" office:value="5">
            <text:p>5</text:p>
          </table:table-cell>
          <table:table-cell table:style-name="ce7" table:formula="of:=IF([.B22]&gt;0;[.B22]/[.A22];0)" office:value-type="percentage" office:value="0.817033268678288">
            <text:p>81.7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22]+0.25" office:value-type="float" office:value="5.25">
            <text:p>5.25</text:p>
          </table:table-cell>
          <table:table-cell table:style-name="Gnumeric-default" table:formula="of:=[.A23]-[.$F$2]*EXP(-[.$F$1]*[.A23])" office:value-type="float" office:value="4.40126903400727">
            <text:p>4.4012690340073</text:p>
          </table:table-cell>
          <table:table-cell table:style-name="Gnumeric-default" table:formula="of:=[.A23]" office:value-type="float" office:value="5.25">
            <text:p>5.25</text:p>
          </table:table-cell>
          <table:table-cell table:style-name="ce7" table:formula="of:=IF([.B23]&gt;0;[.B23]/[.A23];0)" office:value-type="percentage" office:value="0.838336958858528">
            <text:p>83.8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23]+0.25" office:value-type="float" office:value="5.5">
            <text:p>5.5</text:p>
          </table:table-cell>
          <table:table-cell table:style-name="Gnumeric-default" table:formula="of:=[.A24]-[.$F$2]*EXP(-[.$F$1]*[.A24])" office:value-type="float" office:value="4.71259537465491">
            <text:p>4.7125953746549</text:p>
          </table:table-cell>
          <table:table-cell table:style-name="Gnumeric-default" table:formula="of:=[.A24]" office:value-type="float" office:value="5.5">
            <text:p>5.5</text:p>
          </table:table-cell>
          <table:table-cell table:style-name="ce7" table:formula="of:=IF([.B24]&gt;0;[.B24]/[.A24];0)" office:value-type="percentage" office:value="0.856835522664529">
            <text:p>85.68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24]+0.25" office:value-type="float" office:value="5.75">
            <text:p>5.75</text:p>
          </table:table-cell>
          <table:table-cell table:style-name="Gnumeric-default" table:formula="of:=[.A25]-[.$F$2]*EXP(-[.$F$1]*[.A25])" office:value-type="float" office:value="5.01949048773112">
            <text:p>5.0194904877311</text:p>
          </table:table-cell>
          <table:table-cell table:style-name="Gnumeric-default" table:formula="of:=[.A25]" office:value-type="float" office:value="5.75">
            <text:p>5.75</text:p>
          </table:table-cell>
          <table:table-cell table:style-name="ce7" table:formula="of:=IF([.B25]&gt;0;[.B25]/[.A25];0)" office:value-type="percentage" office:value="0.872954867431499">
            <text:p>87.3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25]+0.25" office:value-type="float" office:value="6">
            <text:p>6</text:p>
          </table:table-cell>
          <table:table-cell table:style-name="Gnumeric-default" table:formula="of:=[.A26]-[.$F$2]*EXP(-[.$F$1]*[.A26])" office:value-type="float" office:value="5.3222745582915">
            <text:p>5.3222745582915</text:p>
          </table:table-cell>
          <table:table-cell table:style-name="Gnumeric-default" table:formula="of:=[.A26]" office:value-type="float" office:value="6">
            <text:p>6</text:p>
          </table:table-cell>
          <table:table-cell table:style-name="ce7" table:formula="of:=IF([.B26]&gt;0;[.B26]/[.A26];0)" office:value-type="percentage" office:value="0.887045759715249">
            <text:p>88.7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26]+0.25" office:value-type="float" office:value="6.25">
            <text:p>6.25</text:p>
          </table:table-cell>
          <table:table-cell table:style-name="Gnumeric-default" table:formula="of:=[.A27]-[.$F$2]*EXP(-[.$F$1]*[.A27])" office:value-type="float" office:value="5.62124463593579">
            <text:p>5.6212446359358</text:p>
          </table:table-cell>
          <table:table-cell table:style-name="Gnumeric-default" table:formula="of:=[.A27]" office:value-type="float" office:value="6.25">
            <text:p>6.25</text:p>
          </table:table-cell>
          <table:table-cell table:style-name="ce7" table:formula="of:=IF([.B27]&gt;0;[.B27]/[.A27];0)" office:value-type="percentage" office:value="0.899399141749727">
            <text:p>89.94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27]+0.25" office:value-type="float" office:value="6.5">
            <text:p>6.5</text:p>
          </table:table-cell>
          <table:table-cell table:style-name="Gnumeric-default" table:formula="of:=[.A28]-[.$F$2]*EXP(-[.$F$1]*[.A28])" office:value-type="float" office:value="5.9166763064953">
            <text:p>5.9166763064953</text:p>
          </table:table-cell>
          <table:table-cell table:style-name="Gnumeric-default" table:formula="of:=[.A28]" office:value-type="float" office:value="6.5">
            <text:p>6.5</text:p>
          </table:table-cell>
          <table:table-cell table:style-name="ce7" table:formula="of:=IF([.B28]&gt;0;[.B28]/[.A28];0)" office:value-type="percentage" office:value="0.910257893306968">
            <text:p>91.0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28]+0.25" office:value-type="float" office:value="6.75">
            <text:p>6.75</text:p>
          </table:table-cell>
          <table:table-cell table:style-name="Gnumeric-default" table:formula="of:=[.A29]-[.$F$2]*EXP(-[.$F$1]*[.A29])" office:value-type="float" office:value="6.2088252429299">
            <text:p>6.2088252429299</text:p>
          </table:table-cell>
          <table:table-cell table:style-name="Gnumeric-default" table:formula="of:=[.A29]" office:value-type="float" office:value="6.75">
            <text:p>6.75</text:p>
          </table:table-cell>
          <table:table-cell table:style-name="ce7" table:formula="of:=IF([.B29]&gt;0;[.B29]/[.A29];0)" office:value-type="percentage" office:value="0.91982596191554">
            <text:p>91.98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29]+0.25" office:value-type="float" office:value="7">
            <text:p>7</text:p>
          </table:table-cell>
          <table:table-cell table:style-name="Gnumeric-default" table:formula="of:=[.A30]-[.$F$2]*EXP(-[.$F$1]*[.A30])" office:value-type="float" office:value="6.49792864416277">
            <text:p>6.4979286441628</text:p>
          </table:table-cell>
          <table:table-cell table:style-name="Gnumeric-default" table:formula="of:=[.A30]" office:value-type="float" office:value="7">
            <text:p>7</text:p>
          </table:table-cell>
          <table:table-cell table:style-name="ce7" table:formula="of:=IF([.B30]&gt;0;[.B30]/[.A30];0)" office:value-type="percentage" office:value="0.928275520594682">
            <text:p>92.8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30]+0.25" office:value-type="float" office:value="7.25">
            <text:p>7.25</text:p>
          </table:table-cell>
          <table:table-cell table:style-name="Gnumeric-default" table:formula="of:=[.A31]-[.$F$2]*EXP(-[.$F$1]*[.A31])" office:value-type="float" office:value="6.78420656994987">
            <text:p>6.7842065699499</text:p>
          </table:table-cell>
          <table:table-cell table:style-name="Gnumeric-default" table:formula="of:=[.A31]" office:value-type="float" office:value="7.25">
            <text:p>7.25</text:p>
          </table:table-cell>
          <table:table-cell table:style-name="ce7" table:formula="of:=IF([.B31]&gt;0;[.B31]/[.A31];0)" office:value-type="percentage" office:value="0.935752630337913">
            <text:p>93.58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31]+0.25" office:value-type="float" office:value="7.5">
            <text:p>7.5</text:p>
          </table:table-cell>
          <table:table-cell table:style-name="Gnumeric-default" table:formula="of:=[.A32]-[.$F$2]*EXP(-[.$F$1]*[.A32])" office:value-type="float" office:value="7.06786317929636">
            <text:p>7.0678631792964</text:p>
          </table:table-cell>
          <table:table-cell table:style-name="Gnumeric-default" table:formula="of:=[.A32]" office:value-type="float" office:value="7.5">
            <text:p>7.5</text:p>
          </table:table-cell>
          <table:table-cell table:style-name="ce7" table:formula="of:=IF([.B32]&gt;0;[.B32]/[.A32];0)" office:value-type="percentage" office:value="0.942381757239514">
            <text:p>94.24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32]+0.25" office:value-type="float" office:value="7.75">
            <text:p>7.75</text:p>
          </table:table-cell>
          <table:table-cell table:style-name="Gnumeric-default" table:formula="of:=[.A33]-[.$F$2]*EXP(-[.$F$1]*[.A33])" office:value-type="float" office:value="7.34908787938947">
            <text:p>7.3490878793895</text:p>
          </table:table-cell>
          <table:table-cell table:style-name="Gnumeric-default" table:formula="of:=[.A33]" office:value-type="float" office:value="7.75">
            <text:p>7.75</text:p>
          </table:table-cell>
          <table:table-cell table:style-name="ce7" table:formula="of:=IF([.B33]&gt;0;[.B33]/[.A33];0)" office:value-type="percentage" office:value="0.948269403792189">
            <text:p>94.8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33]+0.25" office:value-type="float" office:value="8">
            <text:p>8</text:p>
          </table:table-cell>
          <table:table-cell table:style-name="Gnumeric-default" table:formula="of:=[.A34]-[.$F$2]*EXP(-[.$F$1]*[.A34])" office:value-type="float" office:value="7.62805639151341">
            <text:p>7.6280563915134</text:p>
          </table:table-cell>
          <table:table-cell table:style-name="Gnumeric-default" table:formula="of:=[.A34]" office:value-type="float" office:value="8">
            <text:p>8</text:p>
          </table:table-cell>
          <table:table-cell table:style-name="ce7" table:formula="of:=IF([.B34]&gt;0;[.B34]/[.A34];0)" office:value-type="percentage" office:value="0.953507048939176">
            <text:p>95.35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34]+0.25" office:value-type="float" office:value="8.25">
            <text:p>8.25</text:p>
          </table:table-cell>
          <table:table-cell table:style-name="Gnumeric-default" table:formula="of:=[.A35]-[.$F$2]*EXP(-[.$F$1]*[.A35])" office:value-type="float" office:value="7.90493173994503">
            <text:p>7.904931739945</text:p>
          </table:table-cell>
          <table:table-cell table:style-name="Gnumeric-default" table:formula="of:=[.A35]" office:value-type="float" office:value="8.25">
            <text:p>8.25</text:p>
          </table:table-cell>
          <table:table-cell table:style-name="ce7" table:formula="of:=IF([.B35]&gt;0;[.B35]/[.A35];0)" office:value-type="percentage" office:value="0.958173544235761">
            <text:p>95.82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35]+0.25" office:value-type="float" office:value="8.5">
            <text:p>8.5</text:p>
          </table:table-cell>
          <table:table-cell table:style-name="Gnumeric-default" table:formula="of:=[.A36]-[.$F$2]*EXP(-[.$F$1]*[.A36])" office:value-type="float" office:value="8.17986516939527">
            <text:p>8.1798651693953</text:p>
          </table:table-cell>
          <table:table-cell table:style-name="Gnumeric-default" table:formula="of:=[.A36]" office:value-type="float" office:value="8.5">
            <text:p>8.5</text:p>
          </table:table-cell>
          <table:table-cell table:style-name="ce7" table:formula="of:=IF([.B36]&gt;0;[.B36]/[.A36];0)" office:value-type="percentage" office:value="0.962337078752385">
            <text:p>96.2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36]+0.25" office:value-type="float" office:value="8.75">
            <text:p>8.75</text:p>
          </table:table-cell>
          <table:table-cell table:style-name="Gnumeric-default" table:formula="of:=[.A37]-[.$F$2]*EXP(-[.$F$1]*[.A37])" office:value-type="float" office:value="8.45299699615957">
            <text:p>8.4529969961596</text:p>
          </table:table-cell>
          <table:table-cell table:style-name="Gnumeric-default" table:formula="of:=[.A37]" office:value-type="float" office:value="8.75">
            <text:p>8.75</text:p>
          </table:table-cell>
          <table:table-cell table:style-name="ce7" table:formula="of:=IF([.B37]&gt;0;[.B37]/[.A37];0)" office:value-type="percentage" office:value="0.966056799561094">
            <text:p>96.61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37]+0.25" office:value-type="float" office:value="9">
            <text:p>9</text:p>
          </table:table-cell>
          <table:table-cell table:style-name="Gnumeric-default" table:formula="of:=[.A38]-[.$F$2]*EXP(-[.$F$1]*[.A38])" office:value-type="float" office:value="8.72445739776703">
            <text:p>8.724457397767</text:p>
          </table:table-cell>
          <table:table-cell table:style-name="Gnumeric-default" table:formula="of:=[.A38]" office:value-type="float" office:value="9">
            <text:p>9</text:p>
          </table:table-cell>
          <table:table-cell table:style-name="ce7" table:formula="of:=IF([.B38]&gt;0;[.B38]/[.A38];0)" office:value-type="percentage" office:value="0.969384155307447">
            <text:p>96.94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38]+0.25" office:value-type="float" office:value="9.25">
            <text:p>9.25</text:p>
          </table:table-cell>
          <table:table-cell table:style-name="Gnumeric-default" table:formula="of:=[.A39]-[.$F$2]*EXP(-[.$F$1]*[.A39])" office:value-type="float" office:value="8.99436714557234">
            <text:p>8.9943671455723</text:p>
          </table:table-cell>
          <table:table-cell table:style-name="Gnumeric-default" table:formula="of:=[.A39]" office:value-type="float" office:value="9.25">
            <text:p>9.25</text:p>
          </table:table-cell>
          <table:table-cell table:style-name="ce7" table:formula="of:=IF([.B39]&gt;0;[.B39]/[.A39];0)" office:value-type="percentage" office:value="0.97236401573755">
            <text:p>97.24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39]+0.25" office:value-type="float" office:value="9.5">
            <text:p>9.5</text:p>
          </table:table-cell>
          <table:table-cell table:style-name="Gnumeric-default" table:formula="of:=[.A40]-[.$F$2]*EXP(-[.$F$1]*[.A40])" office:value-type="float" office:value="9.26283828441316">
            <text:p>9.2628382844132</text:p>
          </table:table-cell>
          <table:table-cell table:style-name="Gnumeric-default" table:formula="of:=[.A40]" office:value-type="float" office:value="9.5">
            <text:p>9.5</text:p>
          </table:table-cell>
          <table:table-cell table:style-name="ce7" table:formula="of:=IF([.B40]&gt;0;[.B40]/[.A40];0)" office:value-type="percentage" office:value="0.975035608885596">
            <text:p>97.5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40]+0.25" office:value-type="float" office:value="9.75">
            <text:p>9.75</text:p>
          </table:table-cell>
          <table:table-cell table:style-name="Gnumeric-default" table:formula="of:=[.A41]-[.$F$2]*EXP(-[.$F$1]*[.A41])" office:value-type="float" office:value="9.52997476315781">
            <text:p>9.5299747631578</text:p>
          </table:table-cell>
          <table:table-cell table:style-name="Gnumeric-default" table:formula="of:=[.A41]" office:value-type="float" office:value="9.75">
            <text:p>9.75</text:p>
          </table:table-cell>
          <table:table-cell table:style-name="ce7" table:formula="of:=IF([.B41]&gt;0;[.B41]/[.A41];0)" office:value-type="percentage" office:value="0.977433309041826">
            <text:p>97.74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41]+0.25" office:value-type="float" office:value="10">
            <text:p>10</text:p>
          </table:table-cell>
          <table:table-cell table:style-name="Gnumeric-default" table:formula="of:=[.A42]-[.$F$2]*EXP(-[.$F$1]*[.A42])" office:value-type="float" office:value="9.79587301969176">
            <text:p>9.7958730196918</text:p>
          </table:table-cell>
          <table:table-cell table:style-name="Gnumeric-default" table:formula="of:=[.A42]" office:value-type="float" office:value="10">
            <text:p>10</text:p>
          </table:table-cell>
          <table:table-cell table:style-name="ce7" table:formula="of:=IF([.B42]&gt;0;[.B42]/[.A42];0)" office:value-type="percentage" office:value="0.979587301969176">
            <text:p>97.96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42]+0.25" office:value-type="float" office:value="10.25">
            <text:p>10.25</text:p>
          </table:table-cell>
          <table:table-cell table:style-name="Gnumeric-default" table:formula="of:=[.A43]-[.$F$2]*EXP(-[.$F$1]*[.A43])" office:value-type="float" office:value="10.0606225236351">
            <text:p>10.0606225236351</text:p>
          </table:table-cell>
          <table:table-cell table:style-name="Gnumeric-default" table:formula="of:=[.A43]" office:value-type="float" office:value="10.25">
            <text:p>10.25</text:p>
          </table:table-cell>
          <table:table-cell table:style-name="ce7" table:formula="of:=IF([.B43]&gt;0;[.B43]/[.A43];0)" office:value-type="percentage" office:value="0.981524148647328">
            <text:p>98.15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43]+0.25" office:value-type="float" office:value="10.5">
            <text:p>10.5</text:p>
          </table:table-cell>
          <table:table-cell table:style-name="Gnumeric-default" table:formula="of:=[.A44]-[.$F$2]*EXP(-[.$F$1]*[.A44])" office:value-type="float" office:value="10.3243062798451">
            <text:p>10.3243062798451</text:p>
          </table:table-cell>
          <table:table-cell table:style-name="Gnumeric-default" table:formula="of:=[.A44]" office:value-type="float" office:value="10.5">
            <text:p>10.5</text:p>
          </table:table-cell>
          <table:table-cell table:style-name="ce7" table:formula="of:=IF([.B44]&gt;0;[.B44]/[.A44];0)" office:value-type="percentage" office:value="0.983267264747156">
            <text:p>98.3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44]+0.25" office:value-type="float" office:value="10.75">
            <text:p>10.75</text:p>
          </table:table-cell>
          <table:table-cell table:style-name="Gnumeric-default" table:formula="of:=[.A45]-[.$F$2]*EXP(-[.$F$1]*[.A45])" office:value-type="float" office:value="10.5870012955375">
            <text:p>10.5870012955375</text:p>
          </table:table-cell>
          <table:table-cell table:style-name="Gnumeric-default" table:formula="of:=[.A45]" office:value-type="float" office:value="10.75">
            <text:p>10.75</text:p>
          </table:table-cell>
          <table:table-cell table:style-name="ce7" table:formula="of:=IF([.B45]&gt;0;[.B45]/[.A45];0)" office:value-type="percentage" office:value="0.984837329817441">
            <text:p>98.48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45]+0.25" office:value-type="float" office:value="11">
            <text:p>11</text:p>
          </table:table-cell>
          <table:table-cell table:style-name="Gnumeric-default" table:formula="of:=[.A46]-[.$F$2]*EXP(-[.$F$1]*[.A46])" office:value-type="float" office:value="10.8487790136549">
            <text:p>10.8487790136549</text:p>
          </table:table-cell>
          <table:table-cell table:style-name="Gnumeric-default" table:formula="of:=[.A46]" office:value-type="float" office:value="11">
            <text:p>11</text:p>
          </table:table-cell>
          <table:table-cell table:style-name="ce7" table:formula="of:=IF([.B46]&gt;0;[.B46]/[.A46];0)" office:value-type="percentage" office:value="0.986252637604992">
            <text:p>98.6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46]+0.25" office:value-type="float" office:value="11.25">
            <text:p>11.25</text:p>
          </table:table-cell>
          <table:table-cell table:style-name="Gnumeric-default" table:formula="of:=[.A47]-[.$F$2]*EXP(-[.$F$1]*[.A47])" office:value-type="float" office:value="11.1097057149222">
            <text:p>11.1097057149222</text:p>
          </table:table-cell>
          <table:table-cell table:style-name="Gnumeric-default" table:formula="of:=[.A47]" office:value-type="float" office:value="11.25">
            <text:p>11.25</text:p>
          </table:table-cell>
          <table:table-cell table:style-name="ce7" table:formula="of:=IF([.B47]&gt;0;[.B47]/[.A47];0)" office:value-type="percentage" office:value="0.987529396881971">
            <text:p>98.75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47]+0.25" office:value-type="float" office:value="11.5">
            <text:p>11.5</text:p>
          </table:table-cell>
          <table:table-cell table:style-name="Gnumeric-default" table:formula="of:=[.A48]-[.$F$2]*EXP(-[.$F$1]*[.A48])" office:value-type="float" office:value="11.3698428908499">
            <text:p>11.3698428908499</text:p>
          </table:table-cell>
          <table:table-cell table:style-name="Gnumeric-default" table:formula="of:=[.A48]" office:value-type="float" office:value="11.5">
            <text:p>11.5</text:p>
          </table:table-cell>
          <table:table-cell table:style-name="ce7" table:formula="of:=IF([.B48]&gt;0;[.B48]/[.A48];0)" office:value-type="percentage" office:value="0.988681990508689">
            <text:p>98.87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48]+0.25" office:value-type="float" office:value="11.75">
            <text:p>11.75</text:p>
          </table:table-cell>
          <table:table-cell table:style-name="Gnumeric-default" table:formula="of:=[.A49]-[.$F$2]*EXP(-[.$F$1]*[.A49])" office:value-type="float" office:value="11.6292475897867">
            <text:p>11.6292475897867</text:p>
          </table:table-cell>
          <table:table-cell table:style-name="Gnumeric-default" table:formula="of:=[.A49]" office:value-type="float" office:value="11.75">
            <text:p>11.75</text:p>
          </table:table-cell>
          <table:table-cell table:style-name="ce7" table:formula="of:=IF([.B49]&gt;0;[.B49]/[.A49];0)" office:value-type="percentage" office:value="0.989723199130779">
            <text:p>98.97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49]+0.25" office:value-type="float" office:value="12">
            <text:p>12</text:p>
          </table:table-cell>
          <table:table-cell table:style-name="Gnumeric-default" table:formula="of:=[.A50]-[.$F$2]*EXP(-[.$F$1]*[.A50])" office:value-type="float" office:value="11.8879727379661">
            <text:p>11.8879727379661</text:p>
          </table:table-cell>
          <table:table-cell table:style-name="Gnumeric-default" table:formula="of:=[.A50]" office:value-type="float" office:value="12">
            <text:p>12</text:p>
          </table:table-cell>
          <table:table-cell table:style-name="ce7" table:formula="of:=IF([.B50]&gt;0;[.B50]/[.A50];0)" office:value-type="percentage" office:value="0.990664394830508">
            <text:p>99.07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50]+0.25" office:value-type="float" office:value="12.25">
            <text:p>12.25</text:p>
          </table:table-cell>
          <table:table-cell table:style-name="Gnumeric-default" table:formula="of:=[.A51]-[.$F$2]*EXP(-[.$F$1]*[.A51])" office:value-type="float" office:value="12.1460674373568">
            <text:p>12.1460674373568</text:p>
          </table:table-cell>
          <table:table-cell table:style-name="Gnumeric-default" table:formula="of:=[.A51]" office:value-type="float" office:value="12.25">
            <text:p>12.25</text:p>
          </table:table-cell>
          <table:table-cell table:style-name="ce7" table:formula="of:=IF([.B51]&gt;0;[.B51]/[.A51];0)" office:value-type="percentage" office:value="0.991515709171986">
            <text:p>99.15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51]+0.25" office:value-type="float" office:value="12.5">
            <text:p>12.5</text:p>
          </table:table-cell>
          <table:table-cell table:style-name="Gnumeric-default" table:formula="of:=[.A52]-[.$F$2]*EXP(-[.$F$1]*[.A52])" office:value-type="float" office:value="12.4035772419904">
            <text:p>12.4035772419904</text:p>
          </table:table-cell>
          <table:table-cell table:style-name="Gnumeric-default" table:formula="of:=[.A52]" office:value-type="float" office:value="12.5">
            <text:p>12.5</text:p>
          </table:table-cell>
          <table:table-cell table:style-name="ce7" table:formula="of:=IF([.B52]&gt;0;[.B52]/[.A52];0)" office:value-type="percentage" office:value="0.992286179359229">
            <text:p>99.2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52]+0.25" office:value-type="float" office:value="12.75">
            <text:p>12.75</text:p>
          </table:table-cell>
          <table:table-cell table:style-name="Gnumeric-default" table:formula="of:=[.A53]-[.$F$2]*EXP(-[.$F$1]*[.A53])" office:value-type="float" office:value="12.6605444143227">
            <text:p>12.6605444143227</text:p>
          </table:table-cell>
          <table:table-cell table:style-name="Gnumeric-default" table:formula="of:=[.A53]" office:value-type="float" office:value="12.75">
            <text:p>12.75</text:p>
          </table:table-cell>
          <table:table-cell table:style-name="ce7" table:formula="of:=IF([.B53]&gt;0;[.B53]/[.A53];0)" office:value-type="percentage" office:value="0.992983875633155">
            <text:p>99.3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53]+0.25" office:value-type="float" office:value="13">
            <text:p>13</text:p>
          </table:table-cell>
          <table:table-cell table:style-name="Gnumeric-default" table:formula="of:=[.A54]-[.$F$2]*EXP(-[.$F$1]*[.A54])" office:value-type="float" office:value="12.9170081630722">
            <text:p>12.9170081630722</text:p>
          </table:table-cell>
          <table:table-cell table:style-name="Gnumeric-default" table:formula="of:=[.A54]" office:value-type="float" office:value="13">
            <text:p>13</text:p>
          </table:table-cell>
          <table:table-cell table:style-name="ce7" table:formula="of:=IF([.B54]&gt;0;[.B54]/[.A54];0)" office:value-type="percentage" office:value="0.993616012544016">
            <text:p>99.36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54]+0.25" office:value-type="float" office:value="13.25">
            <text:p>13.25</text:p>
          </table:table-cell>
          <table:table-cell table:style-name="Gnumeric-default" table:formula="of:=[.A55]-[.$F$2]*EXP(-[.$F$1]*[.A55])" office:value-type="float" office:value="13.1730048638718">
            <text:p>13.1730048638718</text:p>
          </table:table-cell>
          <table:table-cell table:style-name="Gnumeric-default" table:formula="of:=[.A55]" office:value-type="float" office:value="13.25">
            <text:p>13.25</text:p>
          </table:table-cell>
          <table:table-cell table:style-name="ce7" table:formula="of:=IF([.B55]&gt;0;[.B55]/[.A55];0)" office:value-type="percentage" office:value="0.994189046329947">
            <text:p>99.42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55]+0.25" office:value-type="float" office:value="13.5">
            <text:p>13.5</text:p>
          </table:table-cell>
          <table:table-cell table:style-name="Gnumeric-default" table:formula="of:=[.A56]-[.$F$2]*EXP(-[.$F$1]*[.A56])" office:value-type="float" office:value="13.4285682639781">
            <text:p>13.4285682639781</text:p>
          </table:table-cell>
          <table:table-cell table:style-name="Gnumeric-default" table:formula="of:=[.A56]" office:value-type="float" office:value="13.5">
            <text:p>13.5</text:p>
          </table:table-cell>
          <table:table-cell table:style-name="ce7" table:formula="of:=IF([.B56]&gt;0;[.B56]/[.A56];0)" office:value-type="percentage" office:value="0.994708760294672">
            <text:p>99.47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56]+0.25" office:value-type="float" office:value="13.75">
            <text:p>13.75</text:p>
          </table:table-cell>
          <table:table-cell table:style-name="Gnumeric-default" table:formula="of:=[.A57]-[.$F$2]*EXP(-[.$F$1]*[.A57])" office:value-type="float" office:value="13.6837296721885">
            <text:p>13.6837296721885</text:p>
          </table:table-cell>
          <table:table-cell table:style-name="Gnumeric-default" table:formula="of:=[.A57]" office:value-type="float" office:value="13.75">
            <text:p>13.75</text:p>
          </table:table-cell>
          <table:table-cell table:style-name="ce7" table:formula="of:=IF([.B57]&gt;0;[.B57]/[.A57];0)" office:value-type="percentage" office:value="0.995180339795529">
            <text:p>99.52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57]+0.25" office:value-type="float" office:value="14">
            <text:p>14</text:p>
          </table:table-cell>
          <table:table-cell table:style-name="Gnumeric-default" table:formula="of:=[.A58]-[.$F$2]*EXP(-[.$F$1]*[.A58])" office:value-type="float" office:value="13.938518135036">
            <text:p>13.938518135036</text:p>
          </table:table-cell>
          <table:table-cell table:style-name="Gnumeric-default" table:formula="of:=[.A58]" office:value-type="float" office:value="14">
            <text:p>14</text:p>
          </table:table-cell>
          <table:table-cell table:style-name="ce7" table:formula="of:=IF([.B58]&gt;0;[.B58]/[.A58];0)" office:value-type="percentage" office:value="0.99560843821686">
            <text:p>99.56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58]+0.25" office:value-type="float" office:value="14.25">
            <text:p>14.25</text:p>
          </table:table-cell>
          <table:table-cell table:style-name="Gnumeric-default" table:formula="of:=[.A59]-[.$F$2]*EXP(-[.$F$1]*[.A59])" office:value-type="float" office:value="14.1929606002524">
            <text:p>14.1929606002524</text:p>
          </table:table-cell>
          <table:table-cell table:style-name="Gnumeric-default" table:formula="of:=[.A59]" office:value-type="float" office:value="14.25">
            <text:p>14.25</text:p>
          </table:table-cell>
          <table:table-cell table:style-name="ce7" table:formula="of:=IF([.B59]&gt;0;[.B59]/[.A59];0)" office:value-type="percentage" office:value="0.995997235105429">
            <text:p>99.6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59]+0.25" office:value-type="float" office:value="14.5">
            <text:p>14.5</text:p>
          </table:table-cell>
          <table:table-cell table:style-name="Gnumeric-default" table:formula="of:=[.A60]-[.$F$2]*EXP(-[.$F$1]*[.A60])" office:value-type="float" office:value="14.44708206842">
            <text:p>14.44708206842</text:p>
          </table:table-cell>
          <table:table-cell table:style-name="Gnumeric-default" table:formula="of:=[.A60]" office:value-type="float" office:value="14.5">
            <text:p>14.5</text:p>
          </table:table-cell>
          <table:table-cell table:style-name="ce7" table:formula="of:=IF([.B60]&gt;0;[.B60]/[.A60];0)" office:value-type="percentage" office:value="0.996350487477244">
            <text:p>99.64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60]+0.25" office:value-type="float" office:value="14.75">
            <text:p>14.75</text:p>
          </table:table-cell>
          <table:table-cell table:style-name="Gnumeric-default" table:formula="of:=[.A61]-[.$F$2]*EXP(-[.$F$1]*[.A61])" office:value-type="float" office:value="14.7009057336667">
            <text:p>14.7009057336667</text:p>
          </table:table-cell>
          <table:table-cell table:style-name="Gnumeric-default" table:formula="of:=[.A61]" office:value-type="float" office:value="14.75">
            <text:p>14.75</text:p>
          </table:table-cell>
          <table:table-cell table:style-name="ce7" table:formula="of:=IF([.B61]&gt;0;[.B61]/[.A61];0)" office:value-type="percentage" office:value="0.996671575163844">
            <text:p>99.67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61]+0.25" office:value-type="float" office:value="15">
            <text:p>15</text:p>
          </table:table-cell>
          <table:table-cell table:style-name="Gnumeric-default" table:formula="of:=[.A62]-[.$F$2]*EXP(-[.$F$1]*[.A62])" office:value-type="float" office:value="14.9544531141932">
            <text:p>14.9544531141932</text:p>
          </table:table-cell>
          <table:table-cell table:style-name="Gnumeric-default" table:formula="of:=[.A62]" office:value-type="float" office:value="15">
            <text:p>15</text:p>
          </table:table-cell>
          <table:table-cell table:style-name="ce7" table:formula="of:=IF([.B62]&gt;0;[.B62]/[.A62];0)" office:value-type="percentage" office:value="0.996963540946214">
            <text:p>99.7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62]+0.25" office:value-type="float" office:value="15.25">
            <text:p>15.25</text:p>
          </table:table-cell>
          <table:table-cell table:style-name="Gnumeric-default" table:formula="of:=[.A63]-[.$F$2]*EXP(-[.$F$1]*[.A63])" office:value-type="float" office:value="15.2077441733702">
            <text:p>15.2077441733702</text:p>
          </table:table-cell>
          <table:table-cell table:style-name="Gnumeric-default" table:formula="of:=[.A63]" office:value-type="float" office:value="15.25">
            <text:p>15.25</text:p>
          </table:table-cell>
          <table:table-cell table:style-name="ce7" table:formula="of:=IF([.B63]&gt;0;[.B63]/[.A63];0)" office:value-type="percentage" office:value="0.997229126122636">
            <text:p>99.72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63]+0.25" office:value-type="float" office:value="15.5">
            <text:p>15.5</text:p>
          </table:table-cell>
          <table:table-cell table:style-name="Gnumeric-default" table:formula="of:=[.A64]-[.$F$2]*EXP(-[.$F$1]*[.A64])" office:value-type="float" office:value="15.4607974320848">
            <text:p>15.4607974320848</text:p>
          </table:table-cell>
          <table:table-cell table:style-name="Gnumeric-default" table:formula="of:=[.A64]" office:value-type="float" office:value="15.5">
            <text:p>15.5</text:p>
          </table:table-cell>
          <table:table-cell table:style-name="ce7" table:formula="of:=IF([.B64]&gt;0;[.B64]/[.A64];0)" office:value-type="percentage" office:value="0.997470802069985">
            <text:p>99.75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64]+0.25" office:value-type="float" office:value="15.75">
            <text:p>15.75</text:p>
          </table:table-cell>
          <table:table-cell table:style-name="Gnumeric-default" table:formula="of:=[.A65]-[.$F$2]*EXP(-[.$F$1]*[.A65])" office:value-type="float" office:value="15.7136300729693">
            <text:p>15.7136300729693</text:p>
          </table:table-cell>
          <table:table-cell table:style-name="Gnumeric-default" table:formula="of:=[.A65]" office:value-type="float" office:value="15.75">
            <text:p>15.75</text:p>
          </table:table-cell>
          <table:table-cell table:style-name="ce7" table:formula="of:=IF([.B65]&gt;0;[.B65]/[.A65];0)" office:value-type="percentage" office:value="0.997690798283765">
            <text:p>99.77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65]+0.25" office:value-type="float" office:value="16">
            <text:p>16</text:p>
          </table:table-cell>
          <table:table-cell table:style-name="Gnumeric-default" table:formula="of:=[.A66]-[.$F$2]*EXP(-[.$F$1]*[.A66])" office:value-type="float" office:value="15.966258037099">
            <text:p>15.966258037099</text:p>
          </table:table-cell>
          <table:table-cell table:style-name="Gnumeric-default" table:formula="of:=[.A66]" office:value-type="float" office:value="16">
            <text:p>16</text:p>
          </table:table-cell>
          <table:table-cell table:style-name="ce7" table:formula="of:=IF([.B66]&gt;0;[.B66]/[.A66];0)" office:value-type="percentage" office:value="0.997891127318689">
            <text:p>99.79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66]+0.25" office:value-type="float" office:value="16.25">
            <text:p>16.25</text:p>
          </table:table-cell>
          <table:table-cell table:style-name="Gnumeric-default" table:formula="of:=[.A67]-[.$F$2]*EXP(-[.$F$1]*[.A67])" office:value-type="float" office:value="16.2186961137027">
            <text:p>16.2186961137027</text:p>
          </table:table-cell>
          <table:table-cell table:style-name="Gnumeric-default" table:formula="of:=[.A67]" office:value-type="float" office:value="16.25">
            <text:p>16.25</text:p>
          </table:table-cell>
          <table:table-cell table:style-name="ce7" table:formula="of:=IF([.B67]&gt;0;[.B67]/[.A67];0)" office:value-type="percentage" office:value="0.998073606997088">
            <text:p>99.81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67]+0.25" office:value-type="float" office:value="16.5">
            <text:p>16.5</text:p>
          </table:table-cell>
          <table:table-cell table:style-name="Gnumeric-default" table:formula="of:=[.A68]-[.$F$2]*EXP(-[.$F$1]*[.A68])" office:value-type="float" office:value="16.4709580233909">
            <text:p>16.4709580233909</text:p>
          </table:table-cell>
          <table:table-cell table:style-name="Gnumeric-default" table:formula="of:=[.A68]" office:value-type="float" office:value="16.5">
            <text:p>16.5</text:p>
          </table:table-cell>
          <table:table-cell table:style-name="ce7" table:formula="of:=IF([.B68]&gt;0;[.B68]/[.A68];0)" office:value-type="percentage" office:value="0.998239880205508">
            <text:p>99.82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68]+0.25" office:value-type="float" office:value="16.75">
            <text:p>16.75</text:p>
          </table:table-cell>
          <table:table-cell table:style-name="Gnumeric-default" table:formula="of:=[.A69]-[.$F$2]*EXP(-[.$F$1]*[.A69])" office:value-type="float" office:value="16.7230564953708">
            <text:p>16.7230564953708</text:p>
          </table:table-cell>
          <table:table-cell table:style-name="Gnumeric-default" table:formula="of:=[.A69]" office:value-type="float" office:value="16.75">
            <text:p>16.75</text:p>
          </table:table-cell>
          <table:table-cell table:style-name="ce7" table:formula="of:=IF([.B69]&gt;0;[.B69]/[.A69];0)" office:value-type="percentage" office:value="0.99839143255945">
            <text:p>99.84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69]+0.25" office:value-type="float" office:value="17">
            <text:p>17</text:p>
          </table:table-cell>
          <table:table-cell table:style-name="Gnumeric-default" table:formula="of:=[.A70]-[.$F$2]*EXP(-[.$F$1]*[.A70])" office:value-type="float" office:value="16.9750033390814">
            <text:p>16.9750033390814</text:p>
          </table:table-cell>
          <table:table-cell table:style-name="Gnumeric-default" table:formula="of:=[.A70]" office:value-type="float" office:value="17">
            <text:p>17</text:p>
          </table:table-cell>
          <table:table-cell table:style-name="ce7" table:formula="of:=IF([.B70]&gt;0;[.B70]/[.A70];0)" office:value-type="percentage" office:value="0.998529608181258">
            <text:p>99.85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70]+0.25" office:value-type="float" office:value="17.25">
            <text:p>17.25</text:p>
          </table:table-cell>
          <table:table-cell table:style-name="Gnumeric-default" table:formula="of:=[.A71]-[.$F$2]*EXP(-[.$F$1]*[.A71])" office:value-type="float" office:value="17.2268095106528">
            <text:p>17.2268095106528</text:p>
          </table:table-cell>
          <table:table-cell table:style-name="Gnumeric-default" table:formula="of:=[.A71]" office:value-type="float" office:value="17.25">
            <text:p>17.25</text:p>
          </table:table-cell>
          <table:table-cell table:style-name="ce7" table:formula="of:=IF([.B71]&gt;0;[.B71]/[.A71];0)" office:value-type="percentage" office:value="0.998655623805959">
            <text:p>99.87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71]+0.25" office:value-type="float" office:value="17.5">
            <text:p>17.5</text:p>
          </table:table-cell>
          <table:table-cell table:style-name="Gnumeric-default" table:formula="of:=[.A72]-[.$F$2]*EXP(-[.$F$1]*[.A72])" office:value-type="float" office:value="17.4784851745634">
            <text:p>17.4784851745634</text:p>
          </table:table-cell>
          <table:table-cell table:style-name="Gnumeric-default" table:formula="of:=[.A72]" office:value-type="float" office:value="17.5">
            <text:p>17.5</text:p>
          </table:table-cell>
          <table:table-cell table:style-name="ce7" table:formula="of:=IF([.B72]&gt;0;[.B72]/[.A72];0)" office:value-type="percentage" office:value="0.99877058140362">
            <text:p>99.88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72]+0.25" office:value-type="float" office:value="17.75">
            <text:p>17.75</text:p>
          </table:table-cell>
          <table:table-cell table:style-name="Gnumeric-default" table:formula="of:=[.A73]-[.$F$2]*EXP(-[.$F$1]*[.A73])" office:value-type="float" office:value="17.7300397608417">
            <text:p>17.7300397608417</text:p>
          </table:table-cell>
          <table:table-cell table:style-name="Gnumeric-default" table:formula="of:=[.A73]" office:value-type="float" office:value="17.75">
            <text:p>17.75</text:p>
          </table:table-cell>
          <table:table-cell table:style-name="ce7" table:formula="of:=IF([.B73]&gt;0;[.B73]/[.A73];0)" office:value-type="percentage" office:value="0.998875479484037">
            <text:p>99.89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73]+0.25" office:value-type="float" office:value="18">
            <text:p>18</text:p>
          </table:table-cell>
          <table:table-cell table:style-name="Gnumeric-default" table:formula="of:=[.A74]-[.$F$2]*EXP(-[.$F$1]*[.A74])" office:value-type="float" office:value="17.9814820181353">
            <text:p>17.9814820181353</text:p>
          </table:table-cell>
          <table:table-cell table:style-name="Gnumeric-default" table:formula="of:=[.A74]" office:value-type="float" office:value="18">
            <text:p>18</text:p>
          </table:table-cell>
          <table:table-cell table:style-name="ce7" table:formula="of:=IF([.B74]&gt;0;[.B74]/[.A74];0)" office:value-type="percentage" office:value="0.998971223229738">
            <text:p>99.90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74]+0.25" office:value-type="float" office:value="18.25">
            <text:p>18.25</text:p>
          </table:table-cell>
          <table:table-cell table:style-name="Gnumeric-default" table:formula="of:=[.A75]-[.$F$2]*EXP(-[.$F$1]*[.A75])" office:value-type="float" office:value="18.2328200629451">
            <text:p>18.2328200629451</text:p>
          </table:table-cell>
          <table:table-cell table:style-name="Gnumeric-default" table:formula="of:=[.A75]" office:value-type="float" office:value="18.25">
            <text:p>18.25</text:p>
          </table:table-cell>
          <table:table-cell table:style-name="ce7" table:formula="of:=IF([.B75]&gt;0;[.B75]/[.A75];0)" office:value-type="percentage" office:value="0.999058633586031">
            <text:p>99.91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75]+0.25" office:value-type="float" office:value="18.5">
            <text:p>18.5</text:p>
          </table:table-cell>
          <table:table-cell table:style-name="Gnumeric-default" table:formula="of:=[.A76]-[.$F$2]*EXP(-[.$F$1]*[.A76])" office:value-type="float" office:value="18.4840614253017">
            <text:p>18.4840614253017</text:p>
          </table:table-cell>
          <table:table-cell table:style-name="Gnumeric-default" table:formula="of:=[.A76]" office:value-type="float" office:value="18.5">
            <text:p>18.5</text:p>
          </table:table-cell>
          <table:table-cell table:style-name="ce7" table:formula="of:=IF([.B76]&gt;0;[.B76]/[.A76];0)" office:value-type="percentage" office:value="0.999138455421716">
            <text:p>99.91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76]+0.25" office:value-type="float" office:value="18.75">
            <text:p>18.75</text:p>
          </table:table-cell>
          <table:table-cell table:style-name="Gnumeric-default" table:formula="of:=[.A77]-[.$F$2]*EXP(-[.$F$1]*[.A77])" office:value-type="float" office:value="18.7352130911423">
            <text:p>18.7352130911423</text:p>
          </table:table-cell>
          <table:table-cell table:style-name="Gnumeric-default" table:formula="of:=[.A77]" office:value-type="float" office:value="18.75">
            <text:p>18.75</text:p>
          </table:table-cell>
          <table:table-cell table:style-name="ce7" table:formula="of:=IF([.B77]&gt;0;[.B77]/[.A77];0)" office:value-type="percentage" office:value="0.999211364860924">
            <text:p>99.92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77]+0.25" office:value-type="float" office:value="19">
            <text:p>19</text:p>
          </table:table-cell>
          <table:table-cell table:style-name="Gnumeric-default" table:formula="of:=[.A78]-[.$F$2]*EXP(-[.$F$1]*[.A78])" office:value-type="float" office:value="18.9862815416244">
            <text:p>18.9862815416244</text:p>
          </table:table-cell>
          <table:table-cell table:style-name="Gnumeric-default" table:formula="of:=[.A78]" office:value-type="float" office:value="19">
            <text:p>19</text:p>
          </table:table-cell>
          <table:table-cell table:style-name="ce7" table:formula="of:=IF([.B78]&gt;0;[.B78]/[.A78];0)" office:value-type="percentage" office:value="0.999277975874967">
            <text:p>99.9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78]+0.25" office:value-type="float" office:value="19.25">
            <text:p>19.25</text:p>
          </table:table-cell>
          <table:table-cell table:style-name="Gnumeric-default" table:formula="of:=[.A79]-[.$F$2]*EXP(-[.$F$1]*[.A79])" office:value-type="float" office:value="19.2372727895995">
            <text:p>19.2372727895995</text:p>
          </table:table-cell>
          <table:table-cell table:style-name="Gnumeric-default" table:formula="of:=[.A79]" office:value-type="float" office:value="19.25">
            <text:p>19.25</text:p>
          </table:table-cell>
          <table:table-cell table:style-name="ce7" table:formula="of:=IF([.B79]&gt;0;[.B79]/[.A79];0)" office:value-type="percentage" office:value="0.999338846212963">
            <text:p>99.93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79]+0.25" office:value-type="float" office:value="19.5">
            <text:p>19.5</text:p>
          </table:table-cell>
          <table:table-cell table:style-name="Gnumeric-default" table:formula="of:=[.A80]-[.$F$2]*EXP(-[.$F$1]*[.A80])" office:value-type="float" office:value="19.4881924134518">
            <text:p>19.4881924134518</text:p>
          </table:table-cell>
          <table:table-cell table:style-name="Gnumeric-default" table:formula="of:=[.A80]" office:value-type="float" office:value="19.5">
            <text:p>19.5</text:p>
          </table:table-cell>
          <table:table-cell table:style-name="ce7" table:formula="of:=IF([.B80]&gt;0;[.B80]/[.A80];0)" office:value-type="percentage" office:value="0.99939448274112">
            <text:p>99.94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80]+0.25" office:value-type="float" office:value="19.75">
            <text:p>19.75</text:p>
          </table:table-cell>
          <table:table-cell table:style-name="Gnumeric-default" table:formula="of:=[.A81]-[.$F$2]*EXP(-[.$F$1]*[.A81])" office:value-type="float" office:value="19.7390455884907">
            <text:p>19.7390455884907</text:p>
          </table:table-cell>
          <table:table-cell table:style-name="Gnumeric-default" table:formula="of:=[.A81]" office:value-type="float" office:value="19.75">
            <text:p>19.75</text:p>
          </table:table-cell>
          <table:table-cell table:style-name="ce7" table:formula="of:=IF([.B81]&gt;0;[.B81]/[.A81];0)" office:value-type="percentage" office:value="0.999445346252693">
            <text:p>99.94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81]+0.25" office:value-type="float" office:value="20">
            <text:p>20</text:p>
          </table:table-cell>
          <table:table-cell table:style-name="Gnumeric-default" table:formula="of:=[.A82]-[.$F$2]*EXP(-[.$F$1]*[.A82])" office:value-type="float" office:value="19.9898371160757">
            <text:p>19.9898371160757</text:p>
          </table:table-cell>
          <table:table-cell table:style-name="Gnumeric-default" table:formula="of:=[.A82]" office:value-type="float" office:value="20">
            <text:p>20</text:p>
          </table:table-cell>
          <table:table-cell table:style-name="ce7" table:formula="of:=IF([.B82]&gt;0;[.B82]/[.A82];0)" office:value-type="percentage" office:value="0.999491855803784">
            <text:p>99.95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82]+0.25" office:value-type="float" office:value="20.25">
            <text:p>20.25</text:p>
          </table:table-cell>
          <table:table-cell table:style-name="Gnumeric-default" table:formula="of:=[.A83]-[.$F$2]*EXP(-[.$F$1]*[.A83])" office:value-type="float" office:value="20.2405714506369">
            <text:p>20.2405714506369</text:p>
          </table:table-cell>
          <table:table-cell table:style-name="Gnumeric-default" table:formula="of:=[.A83]" office:value-type="float" office:value="20.25">
            <text:p>20.25</text:p>
          </table:table-cell>
          <table:table-cell table:style-name="ce7" table:formula="of:=IF([.B83]&gt;0;[.B83]/[.A83];0)" office:value-type="percentage" office:value="0.999534392624044">
            <text:p>99.95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83]+0.25" office:value-type="float" office:value="20.5">
            <text:p>20.5</text:p>
          </table:table-cell>
          <table:table-cell table:style-name="Gnumeric-default" table:formula="of:=[.A84]-[.$F$2]*EXP(-[.$F$1]*[.A84])" office:value-type="float" office:value="20.4912527247428">
            <text:p>20.4912527247428</text:p>
          </table:table-cell>
          <table:table-cell table:style-name="Gnumeric-default" table:formula="of:=[.A84]" office:value-type="float" office:value="20.5">
            <text:p>20.5</text:p>
          </table:table-cell>
          <table:table-cell table:style-name="ce7" table:formula="of:=IF([.B84]&gt;0;[.B84]/[.A84];0)" office:value-type="percentage" office:value="0.999573303645992">
            <text:p>99.96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84]+0.25" office:value-type="float" office:value="20.75">
            <text:p>20.75</text:p>
          </table:table-cell>
          <table:table-cell table:style-name="Gnumeric-default" table:formula="of:=[.A85]-[.$F$2]*EXP(-[.$F$1]*[.A85])" office:value-type="float" office:value="20.7418847723571">
            <text:p>20.7418847723571</text:p>
          </table:table-cell>
          <table:table-cell table:style-name="Gnumeric-default" table:formula="of:=[.A85]" office:value-type="float" office:value="20.75">
            <text:p>20.75</text:p>
          </table:table-cell>
          <table:table-cell table:style-name="ce7" table:formula="of:=IF([.B85]&gt;0;[.B85]/[.A85];0)" office:value-type="percentage" office:value="0.999608904691906">
            <text:p>99.96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85]+0.25" office:value-type="float" office:value="21">
            <text:p>21</text:p>
          </table:table-cell>
          <table:table-cell table:style-name="Gnumeric-default" table:formula="of:=[.A86]-[.$F$2]*EXP(-[.$F$1]*[.A86])" office:value-type="float" office:value="20.9924711504142">
            <text:p>20.9924711504142</text:p>
          </table:table-cell>
          <table:table-cell table:style-name="Gnumeric-default" table:formula="of:=[.A86]" office:value-type="float" office:value="21">
            <text:p>21</text:p>
          </table:table-cell>
          <table:table-cell table:style-name="ce7" table:formula="of:=IF([.B86]&gt;0;[.B86]/[.A86];0)" office:value-type="percentage" office:value="0.999641483353056">
            <text:p>99.96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86]+0.25" office:value-type="float" office:value="21.25">
            <text:p>21.25</text:p>
          </table:table-cell>
          <table:table-cell table:style-name="Gnumeric-default" table:formula="of:=[.A87]-[.$F$2]*EXP(-[.$F$1]*[.A87])" office:value-type="float" office:value="21.2430151588372">
            <text:p>21.2430151588372</text:p>
          </table:table-cell>
          <table:table-cell table:style-name="Gnumeric-default" table:formula="of:=[.A87]" office:value-type="float" office:value="21.25">
            <text:p>21.25</text:p>
          </table:table-cell>
          <table:table-cell table:style-name="ce7" table:formula="of:=IF([.B87]&gt;0;[.B87]/[.A87];0)" office:value-type="percentage" office:value="0.999671301592339">
            <text:p>99.97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87]+0.25" office:value-type="float" office:value="21.5">
            <text:p>21.5</text:p>
          </table:table-cell>
          <table:table-cell table:style-name="Gnumeric-default" table:formula="of:=[.A88]-[.$F$2]*EXP(-[.$F$1]*[.A88])" office:value-type="float" office:value="21.4935198591082">
            <text:p>21.4935198591082</text:p>
          </table:table-cell>
          <table:table-cell table:style-name="Gnumeric-default" table:formula="of:=[.A88]" office:value-type="float" office:value="21.5">
            <text:p>21.5</text:p>
          </table:table-cell>
          <table:table-cell table:style-name="ce7" table:formula="of:=IF([.B88]&gt;0;[.B88]/[.A88];0)" office:value-type="percentage" office:value="0.999698598098055">
            <text:p>99.97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88]+0.25" office:value-type="float" office:value="21.75">
            <text:p>21.75</text:p>
          </table:table-cell>
          <table:table-cell table:style-name="Gnumeric-default" table:formula="of:=[.A89]-[.$F$2]*EXP(-[.$F$1]*[.A89])" office:value-type="float" office:value="21.7439880914971">
            <text:p>21.7439880914971</text:p>
          </table:table-cell>
          <table:table-cell table:style-name="Gnumeric-default" table:formula="of:=[.A89]" office:value-type="float" office:value="21.75">
            <text:p>21.75</text:p>
          </table:table-cell>
          <table:table-cell table:style-name="ce7" table:formula="of:=IF([.B89]&gt;0;[.B89]/[.A89];0)" office:value-type="percentage" office:value="0.999723590413661">
            <text:p>99.97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89]+0.25" office:value-type="float" office:value="22">
            <text:p>22</text:p>
          </table:table-cell>
          <table:table-cell table:style-name="Gnumeric-default" table:formula="of:=[.A90]-[.$F$2]*EXP(-[.$F$1]*[.A90])" office:value-type="float" office:value="21.9944224910461">
            <text:p>21.9944224910461</text:p>
          </table:table-cell>
          <table:table-cell table:style-name="Gnumeric-default" table:formula="of:=[.A90]" office:value-type="float" office:value="22">
            <text:p>22</text:p>
          </table:table-cell>
          <table:table-cell table:style-name="ce7" table:formula="of:=IF([.B90]&gt;0;[.B90]/[.A90];0)" office:value-type="percentage" office:value="0.99974647686573">
            <text:p>99.97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90]+0.25" office:value-type="float" office:value="22.25">
            <text:p>22.25</text:p>
          </table:table-cell>
          <table:table-cell table:style-name="Gnumeric-default" table:formula="of:=[.A91]-[.$F$2]*EXP(-[.$F$1]*[.A91])" office:value-type="float" office:value="22.244825502398">
            <text:p>22.244825502398</text:p>
          </table:table-cell>
          <table:table-cell table:style-name="Gnumeric-default" table:formula="of:=[.A91]" office:value-type="float" office:value="22.25">
            <text:p>22.25</text:p>
          </table:table-cell>
          <table:table-cell table:style-name="ce7" table:formula="of:=IF([.B91]&gt;0;[.B91]/[.A91];0)" office:value-type="percentage" office:value="0.999767438310024">
            <text:p>99.98%</text:p>
          </table:table-cell>
          <table:table-cell table:style-name="Gnumeric-default" table:number-columns-repeated="252"/>
        </table:table-row>
        <table:table-row table:style-name="ro1">
          <table:table-cell table:style-name="Gnumeric-default" table:formula="of:=[.A91]+0.25" office:value-type="float" office:value="22.5">
            <text:p>22.5</text:p>
          </table:table-cell>
          <table:table-cell table:style-name="Gnumeric-default" table:formula="of:=[.A92]-[.$F$2]*EXP(-[.$F$1]*[.A92])" office:value-type="float" office:value="22.4951993935548">
            <text:p>22.4951993935548</text:p>
          </table:table-cell>
          <table:table-cell table:style-name="Gnumeric-default" table:formula="of:=[.A92]" office:value-type="float" office:value="22.5">
            <text:p>22.5</text:p>
          </table:table-cell>
          <table:table-cell table:style-name="ce7" table:formula="of:=IF([.B92]&gt;0;[.B92]/[.A92];0)" office:value-type="percentage" office:value="0.999786639713545">
            <text:p>99.98%</text:p>
          </table:table-cell>
          <table:table-cell table:style-name="Gnumeric-default" table:number-columns-repeated="252"/>
        </table:table-row>
        <table:table-row table:style-name="ro1" table:number-rows-repeated="65444">
          <table:table-cell table:style-name="Gnumeric-default" table:number-columns-repeated="3"/>
          <table:table-cell table:style-name="ce7"/>
          <table:table-cell table:style-name="Gnumeric-default" table:number-columns-repeated="252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rofit-maxloss'.$A$1" table:expression="#REF!"/>
          <table:named-expression table:name="Sheet_Title" table:base-cell-address="$'profit-maxloss'.$A$1" table:expression="&quot;profit-maxloss&quot;"/>
        </table:named-expressions>
      </table:table>
      <table:table table:name="Distance-global vol" table:style-name="ta2">
        <table:table-column table:style-name="co1" table:number-columns-repeated="2" table:default-cell-style-name="ce8"/>
        <table:table-column table:style-name="co3" table:default-cell-style-name="ce8"/>
        <table:table-column table:style-name="co1" table:number-columns-repeated="6" table:default-cell-style-name="ce8"/>
        <table:table-column table:style-name="co2" table:number-columns-repeated="247" table:default-cell-style-name="ce8"/>
        <table:table-row table:style-name="ro1">
          <table:table-cell table:style-name="ce1" office:value-type="string">
            <text:p>vol(bps)</text:p>
          </table:table-cell>
          <table:table-cell table:style-name="ce1" office:value-type="string">
            <text:p>d(stdev)</text:p>
          </table:table-cell>
          <table:table-cell table:style-name="ce1" office:value-type="string">
            <text:p>init 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vol_mavg</text:p>
          </table:table-cell>
          <table:table-cell office:value-type="string">
            <text:p>vol</text:p>
          </table:table-cell>
          <table:table-cell table:number-columns-repeated="24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office:value-type="string">
            <text:p>vol sensitiviy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1.22">
            <text:p>1.22</text:p>
          </table:table-cell>
          <table:table-cell office:value-type="float" office:value="1.67">
            <text:p>1.67</text:p>
          </table:table-cell>
          <table:table-cell table:formula="of:=[.H2]/[.G2]" office:value-type="float" office:value="1.36885245901639">
            <text:p>1.3688524590164</text:p>
          </table:table-cell>
          <table:table-cell table:number-columns-repeated="247"/>
        </table:table-row>
        <table:table-row table:style-name="ro1">
          <table:table-cell table:formula="of:=[.A2]+0.05" office:value-type="float" office:value="1.05">
            <text:p>1.05</text:p>
          </table:table-cell>
          <table:table-cell table:formula="of:=[.$D$1]*(1+[.$D$2]*(POWER([.A3]/1-1;2)))" office:value-type="float" office:value="2.00875">
            <text:p>2.00875</text:p>
          </table:table-cell>
          <table:table-cell table:style-name="ce1"/>
          <table:table-cell table:number-columns-repeated="253"/>
        </table:table-row>
        <table:table-row table:style-name="ro1">
          <table:table-cell table:formula="of:=[.A3]+0.05" office:value-type="float" office:value="1.1">
            <text:p>1.1</text:p>
          </table:table-cell>
          <table:table-cell table:formula="of:=[.$D$1]*(1+[.$D$2]*(POWER([.A4]/1-1;2)))" office:value-type="float" office:value="2.035">
            <text:p>2.035</text:p>
          </table:table-cell>
          <table:table-cell table:number-columns-repeated="254"/>
        </table:table-row>
        <table:table-row table:style-name="ro1">
          <table:table-cell table:formula="of:=[.A4]+0.05" office:value-type="float" office:value="1.15">
            <text:p>1.15</text:p>
          </table:table-cell>
          <table:table-cell table:formula="of:=[.$D$1]*(1+[.$D$2]*(POWER([.A5]/1-1;2)))" office:value-type="float" office:value="2.07875">
            <text:p>2.07875</text:p>
          </table:table-cell>
          <table:table-cell table:number-columns-repeated="254"/>
        </table:table-row>
        <table:table-row table:style-name="ro1">
          <table:table-cell table:formula="of:=[.A5]+0.05" office:value-type="float" office:value="1.2">
            <text:p>1.2</text:p>
          </table:table-cell>
          <table:table-cell table:formula="of:=[.$D$1]*(1+[.$D$2]*(POWER([.A6]/1-1;2)))" office:value-type="float" office:value="2.14">
            <text:p>2.14</text:p>
          </table:table-cell>
          <table:table-cell table:number-columns-repeated="254"/>
        </table:table-row>
        <table:table-row table:style-name="ro1">
          <table:table-cell table:formula="of:=[.A6]+0.05" office:value-type="float" office:value="1.25">
            <text:p>1.25</text:p>
          </table:table-cell>
          <table:table-cell table:formula="of:=[.$D$1]*(1+[.$D$2]*(POWER([.A7]/1-1;2)))" office:value-type="float" office:value="2.21875">
            <text:p>2.21875</text:p>
          </table:table-cell>
          <table:table-cell table:number-columns-repeated="254"/>
        </table:table-row>
        <table:table-row table:style-name="ro1">
          <table:table-cell table:formula="of:=[.A7]+0.05" office:value-type="float" office:value="1.3">
            <text:p>1.3</text:p>
          </table:table-cell>
          <table:table-cell table:formula="of:=[.$D$1]*(1+[.$D$2]*(POWER([.A8]/1-1;2)))" office:value-type="float" office:value="2.315">
            <text:p>2.315</text:p>
          </table:table-cell>
          <table:table-cell table:number-columns-repeated="254"/>
        </table:table-row>
        <table:table-row table:style-name="ro1">
          <table:table-cell table:formula="of:=[.A8]+0.05" office:value-type="float" office:value="1.35">
            <text:p>1.35</text:p>
          </table:table-cell>
          <table:table-cell table:formula="of:=[.$D$1]*(1+[.$D$2]*(POWER([.A9]/1-1;2)))" office:value-type="float" office:value="2.42875">
            <text:p>2.42875</text:p>
          </table:table-cell>
          <table:table-cell table:number-columns-repeated="254"/>
        </table:table-row>
        <table:table-row table:style-name="ro1">
          <table:table-cell table:formula="of:=[.A9]+0.05" office:value-type="float" office:value="1.4">
            <text:p>1.4</text:p>
          </table:table-cell>
          <table:table-cell table:formula="of:=[.$D$1]*(1+[.$D$2]*(POWER([.A10]/1-1;2)))" office:value-type="float" office:value="2.56">
            <text:p>2.56</text:p>
          </table:table-cell>
          <table:table-cell table:number-columns-repeated="254"/>
        </table:table-row>
        <table:table-row table:style-name="ro1">
          <table:table-cell table:formula="of:=[.A10]+0.05" office:value-type="float" office:value="1.45">
            <text:p>1.45</text:p>
          </table:table-cell>
          <table:table-cell table:formula="of:=[.$D$1]*(1+[.$D$2]*(POWER([.A11]/1-1;2)))" office:value-type="float" office:value="2.70875">
            <text:p>2.70875</text:p>
          </table:table-cell>
          <table:table-cell table:number-columns-repeated="254"/>
        </table:table-row>
        <table:table-row table:style-name="ro1">
          <table:table-cell table:formula="of:=[.A11]+0.05" office:value-type="float" office:value="1.5">
            <text:p>1.5</text:p>
          </table:table-cell>
          <table:table-cell table:formula="of:=[.$D$1]*(1+[.$D$2]*(POWER([.A12]/1-1;2)))" office:value-type="float" office:value="2.875">
            <text:p>2.875</text:p>
          </table:table-cell>
          <table:table-cell table:number-columns-repeated="254"/>
        </table:table-row>
        <table:table-row table:style-name="ro1">
          <table:table-cell table:formula="of:=[.A12]+0.05" office:value-type="float" office:value="1.55">
            <text:p>1.55</text:p>
          </table:table-cell>
          <table:table-cell table:formula="of:=[.$D$1]*(1+[.$D$2]*(POWER([.A13]/1-1;2)))" office:value-type="float" office:value="3.05875">
            <text:p>3.05875</text:p>
          </table:table-cell>
          <table:table-cell table:number-columns-repeated="254"/>
        </table:table-row>
        <table:table-row table:style-name="ro1">
          <table:table-cell table:formula="of:=[.A13]+0.05" office:value-type="float" office:value="1.6">
            <text:p>1.6</text:p>
          </table:table-cell>
          <table:table-cell table:formula="of:=[.$D$1]*(1+[.$D$2]*(POWER([.A14]/1-1;2)))" office:value-type="float" office:value="3.26">
            <text:p>3.26</text:p>
          </table:table-cell>
          <table:table-cell table:number-columns-repeated="254"/>
        </table:table-row>
        <table:table-row table:style-name="ro1">
          <table:table-cell table:formula="of:=[.A14]+0.05" office:value-type="float" office:value="1.65">
            <text:p>1.65</text:p>
          </table:table-cell>
          <table:table-cell table:formula="of:=[.$D$1]*(1+[.$D$2]*(POWER([.A15]/1-1;2)))" office:value-type="float" office:value="3.47875">
            <text:p>3.47875</text:p>
          </table:table-cell>
          <table:table-cell table:number-columns-repeated="254"/>
        </table:table-row>
        <table:table-row table:style-name="ro1">
          <table:table-cell table:formula="of:=[.A15]+0.05" office:value-type="float" office:value="1.7">
            <text:p>1.7</text:p>
          </table:table-cell>
          <table:table-cell table:formula="of:=[.$D$1]*(1+[.$D$2]*(POWER([.A16]/1-1;2)))" office:value-type="float" office:value="3.715">
            <text:p>3.715</text:p>
          </table:table-cell>
          <table:table-cell table:number-columns-repeated="254"/>
        </table:table-row>
        <table:table-row table:style-name="ro1">
          <table:table-cell table:formula="of:=[.A16]+0.05" office:value-type="float" office:value="1.75">
            <text:p>1.75</text:p>
          </table:table-cell>
          <table:table-cell table:formula="of:=[.$D$1]*(1+[.$D$2]*(POWER([.A17]/1-1;2)))" office:value-type="float" office:value="3.96875">
            <text:p>3.96875</text:p>
          </table:table-cell>
          <table:table-cell table:number-columns-repeated="254"/>
        </table:table-row>
        <table:table-row table:style-name="ro1">
          <table:table-cell table:formula="of:=[.A17]+0.05" office:value-type="float" office:value="1.8">
            <text:p>1.8</text:p>
          </table:table-cell>
          <table:table-cell table:formula="of:=[.$D$1]*(1+[.$D$2]*(POWER([.A18]/1-1;2)))" office:value-type="float" office:value="4.24">
            <text:p>4.24</text:p>
          </table:table-cell>
          <table:table-cell table:number-columns-repeated="254"/>
        </table:table-row>
        <table:table-row table:style-name="ro1">
          <table:table-cell table:formula="of:=[.A18]+0.05" office:value-type="float" office:value="1.85">
            <text:p>1.85</text:p>
          </table:table-cell>
          <table:table-cell table:formula="of:=[.$D$1]*(1+[.$D$2]*(POWER([.A19]/1-1;2)))" office:value-type="float" office:value="4.52875">
            <text:p>4.52875</text:p>
          </table:table-cell>
          <table:table-cell table:number-columns-repeated="254"/>
        </table:table-row>
        <table:table-row table:style-name="ro1">
          <table:table-cell table:formula="of:=[.A19]+0.05" office:value-type="float" office:value="1.9">
            <text:p>1.9</text:p>
          </table:table-cell>
          <table:table-cell table:formula="of:=[.$D$1]*(1+[.$D$2]*(POWER([.A20]/1-1;2)))" office:value-type="float" office:value="4.835">
            <text:p>4.835</text:p>
          </table:table-cell>
          <table:table-cell table:number-columns-repeated="254"/>
        </table:table-row>
        <table:table-row table:style-name="ro1">
          <table:table-cell table:formula="of:=[.A20]+0.05" office:value-type="float" office:value="1.95">
            <text:p>1.95</text:p>
          </table:table-cell>
          <table:table-cell table:formula="of:=[.$D$1]*(1+[.$D$2]*(POWER([.A21]/1-1;2)))" office:value-type="float" office:value="5.15875000000001">
            <text:p>5.15875</text:p>
          </table:table-cell>
          <table:table-cell table:number-columns-repeated="254"/>
        </table:table-row>
        <table:table-row table:style-name="ro1">
          <table:table-cell table:formula="of:=[.A21]+0.05" office:value-type="float" office:value="2">
            <text:p>2</text:p>
          </table:table-cell>
          <table:table-cell table:formula="of:=[.$D$1]*(1+[.$D$2]*(POWER([.A22]/1-1;2)))" office:value-type="float" office:value="5.50000000000001">
            <text:p>5.5</text:p>
          </table:table-cell>
          <table:table-cell table:number-columns-repeated="254"/>
        </table:table-row>
        <table:table-row table:style-name="ro1">
          <table:table-cell table:formula="of:=[.A22]+0.05" office:value-type="float" office:value="2.05">
            <text:p>2.05</text:p>
          </table:table-cell>
          <table:table-cell table:formula="of:=[.$D$1]*(1+[.$D$2]*(POWER([.A23]/1-1;2)))" office:value-type="float" office:value="5.85875000000001">
            <text:p>5.85875</text:p>
          </table:table-cell>
          <table:table-cell table:number-columns-repeated="254"/>
        </table:table-row>
        <table:table-row table:style-name="ro1">
          <table:table-cell table:formula="of:=[.A23]+0.05" office:value-type="float" office:value="2.1">
            <text:p>2.1</text:p>
          </table:table-cell>
          <table:table-cell table:formula="of:=[.$D$1]*(1+[.$D$2]*(POWER([.A24]/1-1;2)))" office:value-type="float" office:value="6.235">
            <text:p>6.235</text:p>
          </table:table-cell>
          <table:table-cell table:number-columns-repeated="254"/>
        </table:table-row>
        <table:table-row table:style-name="ro1">
          <table:table-cell table:formula="of:=[.A24]+0.05" office:value-type="float" office:value="2.15">
            <text:p>2.15</text:p>
          </table:table-cell>
          <table:table-cell table:formula="of:=[.$D$1]*(1+[.$D$2]*(POWER([.A25]/1-1;2)))" office:value-type="float" office:value="6.62875">
            <text:p>6.62875</text:p>
          </table:table-cell>
          <table:table-cell table:number-columns-repeated="254"/>
        </table:table-row>
        <table:table-row table:style-name="ro1">
          <table:table-cell table:formula="of:=[.A25]+0.05" office:value-type="float" office:value="2.2">
            <text:p>2.2</text:p>
          </table:table-cell>
          <table:table-cell table:formula="of:=[.$D$1]*(1+[.$D$2]*(POWER([.A26]/1-1;2)))" office:value-type="float" office:value="7.04">
            <text:p>7.04</text:p>
          </table:table-cell>
          <table:table-cell table:number-columns-repeated="254"/>
        </table:table-row>
        <table:table-row table:style-name="ro1">
          <table:table-cell table:formula="of:=[.A26]+0.05" office:value-type="float" office:value="2.25">
            <text:p>2.25</text:p>
          </table:table-cell>
          <table:table-cell table:formula="of:=[.$D$1]*(1+[.$D$2]*(POWER([.A27]/1-1;2)))" office:value-type="float" office:value="7.46875">
            <text:p>7.46875</text:p>
          </table:table-cell>
          <table:table-cell table:number-columns-repeated="254"/>
        </table:table-row>
        <table:table-row table:style-name="ro1">
          <table:table-cell table:formula="of:=[.A27]+0.05" office:value-type="float" office:value="2.3">
            <text:p>2.3</text:p>
          </table:table-cell>
          <table:table-cell table:formula="of:=[.$D$1]*(1+[.$D$2]*(POWER([.A28]/1-1;2)))" office:value-type="float" office:value="7.915">
            <text:p>7.915</text:p>
          </table:table-cell>
          <table:table-cell table:number-columns-repeated="254"/>
        </table:table-row>
        <table:table-row table:style-name="ro1">
          <table:table-cell table:formula="of:=[.A28]+0.05" office:value-type="float" office:value="2.35">
            <text:p>2.35</text:p>
          </table:table-cell>
          <table:table-cell table:formula="of:=[.$D$1]*(1+[.$D$2]*(POWER([.A29]/1-1;2)))" office:value-type="float" office:value="8.37875">
            <text:p>8.37875</text:p>
          </table:table-cell>
          <table:table-cell table:number-columns-repeated="254"/>
        </table:table-row>
        <table:table-row table:style-name="ro1">
          <table:table-cell table:formula="of:=[.A29]+0.05" office:value-type="float" office:value="2.4">
            <text:p>2.4</text:p>
          </table:table-cell>
          <table:table-cell table:formula="of:=[.$D$1]*(1+[.$D$2]*(POWER([.A30]/1-1;2)))" office:value-type="float" office:value="8.85999999999999">
            <text:p>8.86</text:p>
          </table:table-cell>
          <table:table-cell table:number-columns-repeated="254"/>
        </table:table-row>
        <table:table-row table:style-name="ro1">
          <table:table-cell table:formula="of:=[.A30]+0.05" office:value-type="float" office:value="2.45">
            <text:p>2.45</text:p>
          </table:table-cell>
          <table:table-cell table:formula="of:=[.$D$1]*(1+[.$D$2]*(POWER([.A31]/1-1;2)))" office:value-type="float" office:value="9.35874999999999">
            <text:p>9.35875</text:p>
          </table:table-cell>
          <table:table-cell table:number-columns-repeated="254"/>
        </table:table-row>
        <table:table-row table:style-name="ro1">
          <table:table-cell table:formula="of:=[.A31]+0.05" office:value-type="float" office:value="2.5">
            <text:p>2.5</text:p>
          </table:table-cell>
          <table:table-cell table:formula="of:=[.$D$1]*(1+[.$D$2]*(POWER([.A32]/1-1;2)))" office:value-type="float" office:value="9.87499999999999">
            <text:p>9.875</text:p>
          </table:table-cell>
          <table:table-cell table:number-columns-repeated="254"/>
        </table:table-row>
        <table:table-row table:style-name="ro1">
          <table:table-cell table:formula="of:=[.A32]+0.05" office:value-type="float" office:value="2.55">
            <text:p>2.55</text:p>
          </table:table-cell>
          <table:table-cell table:formula="of:=[.$D$1]*(1+[.$D$2]*(POWER([.A33]/1-1;2)))" office:value-type="float" office:value="10.40875">
            <text:p>10.40875</text:p>
          </table:table-cell>
          <table:table-cell table:number-columns-repeated="254"/>
        </table:table-row>
        <table:table-row table:style-name="ro1">
          <table:table-cell table:formula="of:=[.A33]+0.05" office:value-type="float" office:value="2.6">
            <text:p>2.6</text:p>
          </table:table-cell>
          <table:table-cell table:formula="of:=[.$D$1]*(1+[.$D$2]*(POWER([.A34]/1-1;2)))" office:value-type="float" office:value="10.96">
            <text:p>10.96</text:p>
          </table:table-cell>
          <table:table-cell table:number-columns-repeated="254"/>
        </table:table-row>
        <table:table-row table:style-name="ro1">
          <table:table-cell table:formula="of:=[.A34]+0.05" office:value-type="float" office:value="2.65">
            <text:p>2.65</text:p>
          </table:table-cell>
          <table:table-cell table:formula="of:=[.$D$1]*(1+[.$D$2]*(POWER([.A35]/1-1;2)))" office:value-type="float" office:value="11.52875">
            <text:p>11.52875</text:p>
          </table:table-cell>
          <table:table-cell table:number-columns-repeated="254"/>
        </table:table-row>
        <table:table-row table:style-name="ro1">
          <table:table-cell table:formula="of:=[.A35]+0.05" office:value-type="float" office:value="2.7">
            <text:p>2.7</text:p>
          </table:table-cell>
          <table:table-cell table:formula="of:=[.$D$1]*(1+[.$D$2]*(POWER([.A36]/1-1;2)))" office:value-type="float" office:value="12.115">
            <text:p>12.115</text:p>
          </table:table-cell>
          <table:table-cell table:number-columns-repeated="254"/>
        </table:table-row>
        <table:table-row table:style-name="ro1">
          <table:table-cell table:formula="of:=[.A36]+0.05" office:value-type="float" office:value="2.75">
            <text:p>2.75</text:p>
          </table:table-cell>
          <table:table-cell table:formula="of:=[.$D$1]*(1+[.$D$2]*(POWER([.A37]/1-1;2)))" office:value-type="float" office:value="12.71875">
            <text:p>12.71875</text:p>
          </table:table-cell>
          <table:table-cell table:number-columns-repeated="254"/>
        </table:table-row>
        <table:table-row table:style-name="ro1">
          <table:table-cell table:formula="of:=[.A37]+0.05" office:value-type="float" office:value="2.8">
            <text:p>2.8</text:p>
          </table:table-cell>
          <table:table-cell table:formula="of:=[.$D$1]*(1+[.$D$2]*(POWER([.A38]/1-1;2)))" office:value-type="float" office:value="13.34">
            <text:p>13.34</text:p>
          </table:table-cell>
          <table:table-cell table:number-columns-repeated="254"/>
        </table:table-row>
        <table:table-row table:style-name="ro1">
          <table:table-cell table:formula="of:=[.A38]+0.05" office:value-type="float" office:value="2.85">
            <text:p>2.85</text:p>
          </table:table-cell>
          <table:table-cell table:formula="of:=[.$D$1]*(1+[.$D$2]*(POWER([.A39]/1-1;2)))" office:value-type="float" office:value="13.97875">
            <text:p>13.97875</text:p>
          </table:table-cell>
          <table:table-cell table:number-columns-repeated="254"/>
        </table:table-row>
        <table:table-row table:style-name="ro1">
          <table:table-cell table:formula="of:=[.A39]+0.05" office:value-type="float" office:value="2.9">
            <text:p>2.9</text:p>
          </table:table-cell>
          <table:table-cell table:formula="of:=[.$D$1]*(1+[.$D$2]*(POWER([.A40]/1-1;2)))" office:value-type="float" office:value="14.635">
            <text:p>14.635</text:p>
          </table:table-cell>
          <table:table-cell table:number-columns-repeated="254"/>
        </table:table-row>
        <table:table-row table:style-name="ro1">
          <table:table-cell table:formula="of:=[.A40]+0.05" office:value-type="float" office:value="2.95">
            <text:p>2.95</text:p>
          </table:table-cell>
          <table:table-cell table:formula="of:=[.$D$1]*(1+[.$D$2]*(POWER([.A41]/1-1;2)))" office:value-type="float" office:value="15.30875">
            <text:p>15.30875</text:p>
          </table:table-cell>
          <table:table-cell table:number-columns-repeated="254"/>
        </table:table-row>
        <table:table-row table:style-name="ro1">
          <table:table-cell table:formula="of:=[.A41]+0.05" office:value-type="float" office:value="3">
            <text:p>3</text:p>
          </table:table-cell>
          <table:table-cell table:formula="of:=[.$D$1]*(1+[.$D$2]*(POWER([.A42]/1-1;2)))" office:value-type="float" office:value="16">
            <text:p>16</text:p>
          </table:table-cell>
          <table:table-cell table:number-columns-repeated="254"/>
        </table:table-row>
        <table:table-row table:style-name="ro1">
          <table:table-cell table:formula="of:=[.A42]+0.05" office:value-type="float" office:value="3.05">
            <text:p>3.05</text:p>
          </table:table-cell>
          <table:table-cell table:formula="of:=[.$D$1]*(1+[.$D$2]*(POWER([.A43]/1-1;2)))" office:value-type="float" office:value="16.70875">
            <text:p>16.70875</text:p>
          </table:table-cell>
          <table:table-cell table:number-columns-repeated="254"/>
        </table:table-row>
        <table:table-row table:style-name="ro1">
          <table:table-cell table:formula="of:=[.A43]+0.05" office:value-type="float" office:value="3.1">
            <text:p>3.1</text:p>
          </table:table-cell>
          <table:table-cell table:formula="of:=[.$D$1]*(1+[.$D$2]*(POWER([.A44]/1-1;2)))" office:value-type="float" office:value="17.435">
            <text:p>17.435</text:p>
          </table:table-cell>
          <table:table-cell table:number-columns-repeated="254"/>
        </table:table-row>
        <table:table-row table:style-name="ro1">
          <table:table-cell table:formula="of:=[.A44]+0.05" office:value-type="float" office:value="3.15">
            <text:p>3.15</text:p>
          </table:table-cell>
          <table:table-cell table:formula="of:=[.$D$1]*(1+[.$D$2]*(POWER([.A45]/1-1;2)))" office:value-type="float" office:value="18.17875">
            <text:p>18.17875</text:p>
          </table:table-cell>
          <table:table-cell table:number-columns-repeated="254"/>
        </table:table-row>
        <table:table-row table:style-name="ro1">
          <table:table-cell table:formula="of:=[.A45]+0.05" office:value-type="float" office:value="3.2">
            <text:p>3.2</text:p>
          </table:table-cell>
          <table:table-cell table:formula="of:=[.$D$1]*(1+[.$D$2]*(POWER([.A46]/1-1;2)))" office:value-type="float" office:value="18.9399999999999">
            <text:p>18.9399999999999</text:p>
          </table:table-cell>
          <table:table-cell table:number-columns-repeated="254"/>
        </table:table-row>
        <table:table-row table:style-name="ro1">
          <table:table-cell table:formula="of:=[.A46]+0.05" office:value-type="float" office:value="3.25">
            <text:p>3.25</text:p>
          </table:table-cell>
          <table:table-cell table:formula="of:=[.$D$1]*(1+[.$D$2]*(POWER([.A47]/1-1;2)))" office:value-type="float" office:value="19.7187499999999">
            <text:p>19.7187499999999</text:p>
          </table:table-cell>
          <table:table-cell table:number-columns-repeated="254"/>
        </table:table-row>
        <table:table-row table:style-name="ro1">
          <table:table-cell table:formula="of:=[.A47]+0.05" office:value-type="float" office:value="3.3">
            <text:p>3.3</text:p>
          </table:table-cell>
          <table:table-cell table:formula="of:=[.$D$1]*(1+[.$D$2]*(POWER([.A48]/1-1;2)))" office:value-type="float" office:value="20.5149999999999">
            <text:p>20.5149999999999</text:p>
          </table:table-cell>
          <table:table-cell table:number-columns-repeated="254"/>
        </table:table-row>
        <table:table-row table:style-name="ro1">
          <table:table-cell table:formula="of:=[.A48]+0.05" office:value-type="float" office:value="3.35">
            <text:p>3.35</text:p>
          </table:table-cell>
          <table:table-cell table:formula="of:=[.$D$1]*(1+[.$D$2]*(POWER([.A49]/1-1;2)))" office:value-type="float" office:value="21.3287499999999">
            <text:p>21.3287499999999</text:p>
          </table:table-cell>
          <table:table-cell table:number-columns-repeated="254"/>
        </table:table-row>
        <table:table-row table:style-name="ro1">
          <table:table-cell table:formula="of:=[.A49]+0.05" office:value-type="float" office:value="3.4">
            <text:p>3.4</text:p>
          </table:table-cell>
          <table:table-cell table:formula="of:=[.$D$1]*(1+[.$D$2]*(POWER([.A50]/1-1;2)))" office:value-type="float" office:value="22.1599999999999">
            <text:p>22.1599999999999</text:p>
          </table:table-cell>
          <table:table-cell table:number-columns-repeated="254"/>
        </table:table-row>
        <table:table-row table:style-name="ro1">
          <table:table-cell table:formula="of:=[.A50]+0.05" office:value-type="float" office:value="3.45">
            <text:p>3.45</text:p>
          </table:table-cell>
          <table:table-cell table:formula="of:=[.$D$1]*(1+[.$D$2]*(POWER([.A51]/1-1;2)))" office:value-type="float" office:value="23.0087499999999">
            <text:p>23.0087499999999</text:p>
          </table:table-cell>
          <table:table-cell table:number-columns-repeated="254"/>
        </table:table-row>
        <table:table-row table:style-name="ro1">
          <table:table-cell table:formula="of:=[.A51]+0.05" office:value-type="float" office:value="3.5">
            <text:p>3.5</text:p>
          </table:table-cell>
          <table:table-cell table:formula="of:=[.$D$1]*(1+[.$D$2]*(POWER([.A52]/1-1;2)))" office:value-type="float" office:value="23.8749999999999">
            <text:p>23.8749999999999</text:p>
          </table:table-cell>
          <table:table-cell table:number-columns-repeated="254"/>
        </table:table-row>
        <table:table-row table:style-name="ro1">
          <table:table-cell table:formula="of:=[.A52]+0.05" office:value-type="float" office:value="3.55">
            <text:p>3.55</text:p>
          </table:table-cell>
          <table:table-cell table:formula="of:=[.$D$1]*(1+[.$D$2]*(POWER([.A53]/1-1;2)))" office:value-type="float" office:value="24.7587499999999">
            <text:p>24.7587499999999</text:p>
          </table:table-cell>
          <table:table-cell table:number-columns-repeated="254"/>
        </table:table-row>
        <table:table-row table:style-name="ro1">
          <table:table-cell table:formula="of:=[.A53]+0.05" office:value-type="float" office:value="3.6">
            <text:p>3.6</text:p>
          </table:table-cell>
          <table:table-cell table:formula="of:=[.$D$1]*(1+[.$D$2]*(POWER([.A54]/1-1;2)))" office:value-type="float" office:value="25.6599999999999">
            <text:p>25.6599999999999</text:p>
          </table:table-cell>
          <table:table-cell table:number-columns-repeated="254"/>
        </table:table-row>
        <table:table-row table:style-name="ro1">
          <table:table-cell table:formula="of:=[.A54]+0.05" office:value-type="float" office:value="3.64999999999999">
            <text:p>3.65</text:p>
          </table:table-cell>
          <table:table-cell table:formula="of:=[.$D$1]*(1+[.$D$2]*(POWER([.A55]/1-1;2)))" office:value-type="float" office:value="26.5787499999999">
            <text:p>26.5787499999999</text:p>
          </table:table-cell>
          <table:table-cell table:number-columns-repeated="254"/>
        </table:table-row>
        <table:table-row table:style-name="ro1">
          <table:table-cell table:formula="of:=[.A55]+0.05" office:value-type="float" office:value="3.69999999999999">
            <text:p>3.7</text:p>
          </table:table-cell>
          <table:table-cell table:formula="of:=[.$D$1]*(1+[.$D$2]*(POWER([.A56]/1-1;2)))" office:value-type="float" office:value="27.5149999999999">
            <text:p>27.5149999999999</text:p>
          </table:table-cell>
          <table:table-cell table:number-columns-repeated="254"/>
        </table:table-row>
        <table:table-row table:style-name="ro1">
          <table:table-cell table:formula="of:=[.A56]+0.05" office:value-type="float" office:value="3.74999999999999">
            <text:p>3.75</text:p>
          </table:table-cell>
          <table:table-cell table:formula="of:=[.$D$1]*(1+[.$D$2]*(POWER([.A57]/1-1;2)))" office:value-type="float" office:value="28.4687499999999">
            <text:p>28.4687499999999</text:p>
          </table:table-cell>
          <table:table-cell table:number-columns-repeated="254"/>
        </table:table-row>
        <table:table-row table:style-name="ro1">
          <table:table-cell table:formula="of:=[.A57]+0.05" office:value-type="float" office:value="3.79999999999999">
            <text:p>3.8</text:p>
          </table:table-cell>
          <table:table-cell table:formula="of:=[.$D$1]*(1+[.$D$2]*(POWER([.A58]/1-1;2)))" office:value-type="float" office:value="29.4399999999999">
            <text:p>29.4399999999999</text:p>
          </table:table-cell>
          <table:table-cell table:number-columns-repeated="254"/>
        </table:table-row>
        <table:table-row table:style-name="ro1">
          <table:table-cell table:formula="of:=[.A58]+0.05" office:value-type="float" office:value="3.84999999999999">
            <text:p>3.85</text:p>
          </table:table-cell>
          <table:table-cell table:formula="of:=[.$D$1]*(1+[.$D$2]*(POWER([.A59]/1-1;2)))" office:value-type="float" office:value="30.4287499999999">
            <text:p>30.4287499999999</text:p>
          </table:table-cell>
          <table:table-cell table:number-columns-repeated="254"/>
        </table:table-row>
        <table:table-row table:style-name="ro1">
          <table:table-cell table:formula="of:=[.A59]+0.05" office:value-type="float" office:value="3.89999999999999">
            <text:p>3.9</text:p>
          </table:table-cell>
          <table:table-cell table:formula="of:=[.$D$1]*(1+[.$D$2]*(POWER([.A60]/1-1;2)))" office:value-type="float" office:value="31.4349999999999">
            <text:p>31.4349999999999</text:p>
          </table:table-cell>
          <table:table-cell table:number-columns-repeated="254"/>
        </table:table-row>
        <table:table-row table:style-name="ro1">
          <table:table-cell table:formula="of:=[.A60]+0.05" office:value-type="float" office:value="3.94999999999999">
            <text:p>3.95</text:p>
          </table:table-cell>
          <table:table-cell table:formula="of:=[.$D$1]*(1+[.$D$2]*(POWER([.A61]/1-1;2)))" office:value-type="float" office:value="32.4587499999999">
            <text:p>32.4587499999999</text:p>
          </table:table-cell>
          <table:table-cell table:number-columns-repeated="254"/>
        </table:table-row>
        <table:table-row table:style-name="ro1">
          <table:table-cell table:formula="of:=[.A61]+0.05" office:value-type="float" office:value="3.99999999999999">
            <text:p>4</text:p>
          </table:table-cell>
          <table:table-cell table:formula="of:=[.$D$1]*(1+[.$D$2]*(POWER([.A62]/1-1;2)))" office:value-type="float" office:value="33.4999999999999">
            <text:p>33.4999999999999</text:p>
          </table:table-cell>
          <table:table-cell table:number-columns-repeated="254"/>
        </table:table-row>
        <table:table-row table:style-name="ro1">
          <table:table-cell table:formula="of:=[.A62]+0.05" office:value-type="float" office:value="4.04999999999999">
            <text:p>4.05</text:p>
          </table:table-cell>
          <table:table-cell table:formula="of:=[.$D$1]*(1+[.$D$2]*(POWER([.A63]/1-1;2)))" office:value-type="float" office:value="34.5587499999999">
            <text:p>34.5587499999999</text:p>
          </table:table-cell>
          <table:table-cell table:number-columns-repeated="254"/>
        </table:table-row>
        <table:table-row table:style-name="ro1">
          <table:table-cell table:formula="of:=[.A63]+0.05" office:value-type="float" office:value="4.09999999999999">
            <text:p>4.1</text:p>
          </table:table-cell>
          <table:table-cell table:formula="of:=[.$D$1]*(1+[.$D$2]*(POWER([.A64]/1-1;2)))" office:value-type="float" office:value="35.6349999999999">
            <text:p>35.6349999999999</text:p>
          </table:table-cell>
          <table:table-cell table:number-columns-repeated="254"/>
        </table:table-row>
        <table:table-row table:style-name="ro1">
          <table:table-cell table:formula="of:=[.A64]+0.05" office:value-type="float" office:value="4.14999999999999">
            <text:p>4.15</text:p>
          </table:table-cell>
          <table:table-cell table:formula="of:=[.$D$1]*(1+[.$D$2]*(POWER([.A65]/1-1;2)))" office:value-type="float" office:value="36.7287499999998">
            <text:p>36.7287499999998</text:p>
          </table:table-cell>
          <table:table-cell table:number-columns-repeated="254"/>
        </table:table-row>
        <table:table-row table:style-name="ro1" table:number-rows-repeated="6547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Distance-global vol'.$A$1" table:expression="#REF!"/>
          <table:named-expression table:name="Sheet_Title" table:base-cell-address="$'Distance-global vol'.$A$1" table:expression="&quot;Distance-global vol&quot;"/>
        </table:named-expressions>
      </table:table>
      <table:table table:name="PNL" table:style-name="ta4">
        <table:table-column table:style-name="co5" table:default-cell-style-name="ce11"/>
        <table:table-column table:style-name="co1" table:number-columns-repeated="9" table:default-cell-style-name="ce11"/>
        <table:table-column table:style-name="co2" table:number-columns-repeated="246" table:default-cell-style-name="ce11"/>
        <table:table-row table:style-name="ro1">
          <table:table-cell table:style-name="ce3" office:value-type="string">
            <text:p>Trade size</text:p>
          </table:table-cell>
          <table:table-cell table:style-name="ce3" office:value-type="string">
            <text:p>p</text:p>
          </table:table-cell>
          <table:table-cell table:style-name="ce3" office:value-type="string">
            <text:p>q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alance</text:p>
          </table:table-cell>
          <table:table-cell table:style-name="ce3" office:value-type="string">
            <text:p>Leverage</text:p>
          </table:table-cell>
          <table:table-cell table:style-name="ce3" office:value-type="string">
            <text:p>Fe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number-columns-repeated="246"/>
        </table:table-row>
        <table:table-row table:style-name="ro1">
          <table:table-cell office:value-type="float" office:value="100000">
            <text:p>100000</text:p>
          </table:table-cell>
          <table:table-cell table:style-name="ce12" office:value-type="percentage" office:value="0.61">
            <text:p>61.00%</text:p>
          </table:table-cell>
          <table:table-cell table:style-name="ce13" table:formula="of:=1-[.B2]" office:value-type="percentage" office:value="0.39">
            <text:p>39%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500">
            <text:p>3500</text:p>
          </table:table-cell>
          <table:table-cell table:style-name="ce15" table:formula="of:=[.A2]/[.F2]" office:value-type="float" office:value="28.5714285714286">
            <text:p>29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table:formula="of:=[.$H$2]+[.$C$2]/([.$B$2]/([.I2]+[.$H$2])-[.$A$2]/[.$F$2]/[.$F$2])" office:value-type="float" office:value="7.83004834510971">
            <text:p>7.8300483451097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formula="of:=[.I2]+1" office:value-type="float" office:value="6">
            <text:p>6</text:p>
          </table:table-cell>
          <table:table-cell table:formula="of:=[.$H$2]+[.$C$2]/([.$B$2]/([.I3]+[.$H$2])-[.$A$2]/[.$F$2]/[.$F$2])" office:value-type="float" office:value="8.63193657984145">
            <text:p>8.6319365798415</text:p>
          </table:table-cell>
          <table:table-cell table:number-columns-repeated="246"/>
        </table:table-row>
        <table:table-row table:style-name="ro1">
          <table:table-cell table:number-columns-repeated="3"/>
          <table:table-cell table:style-name="ce3"/>
          <table:table-cell table:number-columns-repeated="4"/>
          <table:table-cell table:formula="of:=[.I3]+1" office:value-type="float" office:value="7">
            <text:p>7</text:p>
          </table:table-cell>
          <table:table-cell table:formula="of:=[.$H$2]+[.$C$2]/([.$B$2]/([.I4]+[.$H$2])-[.$A$2]/[.$F$2]/[.$F$2])" office:value-type="float" office:value="9.4584131851284">
            <text:p>9.4584131851284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4]+1" office:value-type="float" office:value="8">
            <text:p>8</text:p>
          </table:table-cell>
          <table:table-cell table:formula="of:=[.$H$2]+[.$C$2]/([.$B$2]/([.I5]+[.$H$2])-[.$A$2]/[.$F$2]/[.$F$2])" office:value-type="float" office:value="10.3106267029973">
            <text:p>10.3106267029973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B (bps)</text:p>
          </table:table-cell>
          <table:table-cell table:formula="of:=[.D2]*10000/[.A2]" office:value-type="float" office:value="6">
            <text:p>6</text:p>
          </table:table-cell>
          <table:table-cell table:number-columns-repeated="6"/>
          <table:table-cell table:formula="of:=[.I5]+1" office:value-type="float" office:value="9">
            <text:p>9</text:p>
          </table:table-cell>
          <table:table-cell table:formula="of:=[.$H$2]+[.$C$2]/([.$B$2]/([.I6]+[.$H$2])-[.$A$2]/[.$F$2]/[.$F$2])" office:value-type="float" office:value="11.1897983392645">
            <text:p>11.1897983392645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 (bps)</text:p>
          </table:table-cell>
          <table:table-cell table:formula="of:=[.E2]*10000/[.A2]" office:value-type="float" office:value="4">
            <text:p>4</text:p>
          </table:table-cell>
          <table:table-cell table:number-columns-repeated="6"/>
          <table:table-cell table:formula="of:=[.I6]+1" office:value-type="float" office:value="10">
            <text:p>10</text:p>
          </table:table-cell>
          <table:table-cell table:formula="of:=[.$H$2]+[.$C$2]/([.$B$2]/([.I7]+[.$H$2])-[.$A$2]/[.$F$2]/[.$F$2])" office:value-type="float" office:value="12.0972278023303">
            <text:p>12.0972278023303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RT Fee (USD)</text:p>
          </table:table-cell>
          <table:table-cell table:formula="of:=2*[.H2]" office:value-type="float" office:value="5">
            <text:p>5</text:p>
          </table:table-cell>
          <table:table-cell table:number-columns-repeated="6"/>
          <table:table-cell table:formula="of:=[.I7]+1" office:value-type="float" office:value="11">
            <text:p>11</text:p>
          </table:table-cell>
          <table:table-cell table:formula="of:=[.$H$2]+[.$C$2]/([.$B$2]/([.I8]+[.$H$2])-[.$A$2]/[.$F$2]/[.$F$2])" office:value-type="float" office:value="13.0342997141691">
            <text:p>13.0342997141691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vg PNL (USD)</text:p>
          </table:table-cell>
          <table:table-cell table:formula="of:=[.B2]*[.D2]-[.C2]*[.E2]-[.B8]" office:value-type="float" office:value="16">
            <text:p>16</text:p>
          </table:table-cell>
          <table:table-cell table:number-columns-repeated="6"/>
          <table:table-cell table:formula="of:=[.I8]+1" office:value-type="float" office:value="12">
            <text:p>12</text:p>
          </table:table-cell>
          <table:table-cell table:formula="of:=[.$H$2]+[.$C$2]/([.$B$2]/([.I9]+[.$H$2])-[.$A$2]/[.$F$2]/[.$F$2])" office:value-type="float" office:value="14.0024906600249">
            <text:p>14.0024906600249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9]+1" office:value-type="float" office:value="13">
            <text:p>13</text:p>
          </table:table-cell>
          <table:table-cell table:formula="of:=[.$H$2]+[.$C$2]/([.$B$2]/([.I10]+[.$H$2])-[.$A$2]/[.$F$2]/[.$F$2])" office:value-type="float" office:value="15.0033769523006">
            <text:p>15.0033769523006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10]+1" office:value-type="float" office:value="14">
            <text:p>14</text:p>
          </table:table-cell>
          <table:table-cell table:formula="of:=[.$H$2]+[.$C$2]/([.$B$2]/([.I11]+[.$H$2])-[.$A$2]/[.$F$2]/[.$F$2])" office:value-type="float" office:value="16.0386431945041">
            <text:p>16.0386431945041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11]+1" office:value-type="float" office:value="15">
            <text:p>15</text:p>
          </table:table-cell>
          <table:table-cell table:formula="of:=[.$H$2]+[.$C$2]/([.$B$2]/([.I12]+[.$H$2])-[.$A$2]/[.$F$2]/[.$F$2])" office:value-type="float" office:value="17.1100917431193">
            <text:p>17.1100917431193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12]+1" office:value-type="float" office:value="16">
            <text:p>16</text:p>
          </table:table-cell>
          <table:table-cell table:formula="of:=[.$H$2]+[.$C$2]/([.$B$2]/([.I13]+[.$H$2])-[.$A$2]/[.$F$2]/[.$F$2])" office:value-type="float" office:value="18.2196531791908">
            <text:p>18.2196531791908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13]+1" office:value-type="float" office:value="17">
            <text:p>17</text:p>
          </table:table-cell>
          <table:table-cell table:formula="of:=[.$H$2]+[.$C$2]/([.$B$2]/([.I14]+[.$H$2])-[.$A$2]/[.$F$2]/[.$F$2])" office:value-type="float" office:value="19.3693979176098">
            <text:p>19.3693979176098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14]+1" office:value-type="float" office:value="18">
            <text:p>18</text:p>
          </table:table-cell>
          <table:table-cell table:formula="of:=[.$H$2]+[.$C$2]/([.$B$2]/([.I15]+[.$H$2])-[.$A$2]/[.$F$2]/[.$F$2])" office:value-type="float" office:value="20.5615491009682">
            <text:p>20.5615491009682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15]+1" office:value-type="float" office:value="19">
            <text:p>19</text:p>
          </table:table-cell>
          <table:table-cell table:formula="of:=[.$H$2]+[.$C$2]/([.$B$2]/([.I16]+[.$H$2])-[.$A$2]/[.$F$2]/[.$F$2])" office:value-type="float" office:value="21.7984969469234">
            <text:p>21.7984969469234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16]+1" office:value-type="float" office:value="20">
            <text:p>20</text:p>
          </table:table-cell>
          <table:table-cell table:formula="of:=[.$H$2]+[.$C$2]/([.$B$2]/([.I17]+[.$H$2])-[.$A$2]/[.$F$2]/[.$F$2])" office:value-type="float" office:value="23.0828147438966">
            <text:p>23.0828147438966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17]+1" office:value-type="float" office:value="21">
            <text:p>21</text:p>
          </table:table-cell>
          <table:table-cell table:formula="of:=[.$H$2]+[.$C$2]/([.$B$2]/([.I18]+[.$H$2])-[.$A$2]/[.$F$2]/[.$F$2])" office:value-type="float" office:value="24.4172767203514">
            <text:p>24.4172767203514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18]+1" office:value-type="float" office:value="22">
            <text:p>22</text:p>
          </table:table-cell>
          <table:table-cell table:formula="of:=[.$H$2]+[.$C$2]/([.$B$2]/([.I19]+[.$H$2])-[.$A$2]/[.$F$2]/[.$F$2])" office:value-type="float" office:value="25.8048780487805">
            <text:p>25.8048780487805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19]+1" office:value-type="float" office:value="23">
            <text:p>23</text:p>
          </table:table-cell>
          <table:table-cell table:formula="of:=[.$H$2]+[.$C$2]/([.$B$2]/([.I20]+[.$H$2])-[.$A$2]/[.$F$2]/[.$F$2])" office:value-type="float" office:value="27.2488572879634">
            <text:p>27.2488572879634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20]+1" office:value-type="float" office:value="24">
            <text:p>24</text:p>
          </table:table-cell>
          <table:table-cell table:formula="of:=[.$H$2]+[.$C$2]/([.$B$2]/([.I21]+[.$H$2])-[.$A$2]/[.$F$2]/[.$F$2])" office:value-type="float" office:value="28.7527216174184">
            <text:p>28.7527216174184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21]+1" office:value-type="float" office:value="25">
            <text:p>25</text:p>
          </table:table-cell>
          <table:table-cell table:formula="of:=[.$H$2]+[.$C$2]/([.$B$2]/([.I22]+[.$H$2])-[.$A$2]/[.$F$2]/[.$F$2])" office:value-type="float" office:value="30.3202752779248">
            <text:p>30.3202752779248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22]+1" office:value-type="float" office:value="26">
            <text:p>26</text:p>
          </table:table-cell>
          <table:table-cell table:formula="of:=[.$H$2]+[.$C$2]/([.$B$2]/([.I23]+[.$H$2])-[.$A$2]/[.$F$2]/[.$F$2])" office:value-type="float" office:value="31.9556517036236">
            <text:p>31.9556517036236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23]+1" office:value-type="float" office:value="27">
            <text:p>27</text:p>
          </table:table-cell>
          <table:table-cell table:formula="of:=[.$H$2]+[.$C$2]/([.$B$2]/([.I24]+[.$H$2])-[.$A$2]/[.$F$2]/[.$F$2])" office:value-type="float" office:value="33.6633499170813">
            <text:p>33.6633499170813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24]+1" office:value-type="float" office:value="28">
            <text:p>28</text:p>
          </table:table-cell>
          <table:table-cell table:formula="of:=[.$H$2]+[.$C$2]/([.$B$2]/([.I25]+[.$H$2])-[.$A$2]/[.$F$2]/[.$F$2])" office:value-type="float" office:value="35.448275862069">
            <text:p>35.448275862069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25]+1" office:value-type="float" office:value="29">
            <text:p>29</text:p>
          </table:table-cell>
          <table:table-cell table:formula="of:=[.$H$2]+[.$C$2]/([.$B$2]/([.I26]+[.$H$2])-[.$A$2]/[.$F$2]/[.$F$2])" office:value-type="float" office:value="37.3157894736842">
            <text:p>37.3157894736842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26]+1" office:value-type="float" office:value="30">
            <text:p>30</text:p>
          </table:table-cell>
          <table:table-cell table:formula="of:=[.$H$2]+[.$C$2]/([.$B$2]/([.I27]+[.$H$2])-[.$A$2]/[.$F$2]/[.$F$2])" office:value-type="float" office:value="39.2717584369449">
            <text:p>39.2717584369449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27]+1" office:value-type="float" office:value="31">
            <text:p>31</text:p>
          </table:table-cell>
          <table:table-cell table:formula="of:=[.$H$2]+[.$C$2]/([.$B$2]/([.I28]+[.$H$2])-[.$A$2]/[.$F$2]/[.$F$2])" office:value-type="float" office:value="41.3226197695573">
            <text:p>41.3226197695573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28]+1" office:value-type="float" office:value="32">
            <text:p>32</text:p>
          </table:table-cell>
          <table:table-cell table:formula="of:=[.$H$2]+[.$C$2]/([.$B$2]/([.I29]+[.$H$2])-[.$A$2]/[.$F$2]/[.$F$2])" office:value-type="float" office:value="43.4754505904288">
            <text:p>43.4754505904288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29]+1" office:value-type="float" office:value="33">
            <text:p>33</text:p>
          </table:table-cell>
          <table:table-cell table:formula="of:=[.$H$2]+[.$C$2]/([.$B$2]/([.I30]+[.$H$2])-[.$A$2]/[.$F$2]/[.$F$2])" office:value-type="float" office:value="45.7380497131931">
            <text:p>45.7380497131931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30]+1" office:value-type="float" office:value="34">
            <text:p>34</text:p>
          </table:table-cell>
          <table:table-cell table:formula="of:=[.$H$2]+[.$C$2]/([.$B$2]/([.I31]+[.$H$2])-[.$A$2]/[.$F$2]/[.$F$2])" office:value-type="float" office:value="48.1190320470896">
            <text:p>48.1190320470896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31]+1" office:value-type="float" office:value="35">
            <text:p>35</text:p>
          </table:table-cell>
          <table:table-cell table:formula="of:=[.$H$2]+[.$C$2]/([.$B$2]/([.I32]+[.$H$2])-[.$A$2]/[.$F$2]/[.$F$2])" office:value-type="float" office:value="50.6279382135662">
            <text:p>50.6279382135662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32]+1" office:value-type="float" office:value="36">
            <text:p>36</text:p>
          </table:table-cell>
          <table:table-cell table:formula="of:=[.$H$2]+[.$C$2]/([.$B$2]/([.I33]+[.$H$2])-[.$A$2]/[.$F$2]/[.$F$2])" office:value-type="float" office:value="53.2753623188406">
            <text:p>53.2753623188406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33]+1" office:value-type="float" office:value="37">
            <text:p>37</text:p>
          </table:table-cell>
          <table:table-cell table:formula="of:=[.$H$2]+[.$C$2]/([.$B$2]/([.I34]+[.$H$2])-[.$A$2]/[.$F$2]/[.$F$2])" office:value-type="float" office:value="56.0731014904188">
            <text:p>56.0731014904188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34]+1" office:value-type="float" office:value="38">
            <text:p>38</text:p>
          </table:table-cell>
          <table:table-cell table:formula="of:=[.$H$2]+[.$C$2]/([.$B$2]/([.I35]+[.$H$2])-[.$A$2]/[.$F$2]/[.$F$2])" office:value-type="float" office:value="59.0343316289262">
            <text:p>59.0343316289262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35]+1" office:value-type="float" office:value="39">
            <text:p>39</text:p>
          </table:table-cell>
          <table:table-cell table:formula="of:=[.$H$2]+[.$C$2]/([.$B$2]/([.I36]+[.$H$2])-[.$A$2]/[.$F$2]/[.$F$2])" office:value-type="float" office:value="62.1738148984199">
            <text:p>62.1738148984199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36]+1" office:value-type="float" office:value="40">
            <text:p>40</text:p>
          </table:table-cell>
          <table:table-cell table:formula="of:=[.$H$2]+[.$C$2]/([.$B$2]/([.I37]+[.$H$2])-[.$A$2]/[.$F$2]/[.$F$2])" office:value-type="float" office:value="65.5081458494958">
            <text:p>65.5081458494958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37]+1" office:value-type="float" office:value="41">
            <text:p>41</text:p>
          </table:table-cell>
          <table:table-cell table:formula="of:=[.$H$2]+[.$C$2]/([.$B$2]/([.I38]+[.$H$2])-[.$A$2]/[.$F$2]/[.$F$2])" office:value-type="float" office:value="69.0560448358687">
            <text:p>69.0560448358687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38]+1" office:value-type="float" office:value="42">
            <text:p>42</text:p>
          </table:table-cell>
          <table:table-cell table:formula="of:=[.$H$2]+[.$C$2]/([.$B$2]/([.I39]+[.$H$2])-[.$A$2]/[.$F$2]/[.$F$2])" office:value-type="float" office:value="72.8387096774194">
            <text:p>72.8387096774194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39]+1" office:value-type="float" office:value="43">
            <text:p>43</text:p>
          </table:table-cell>
          <table:table-cell table:formula="of:=[.$H$2]+[.$C$2]/([.$B$2]/([.I40]+[.$H$2])-[.$A$2]/[.$F$2]/[.$F$2])" office:value-type="float" office:value="76.8802395209581">
            <text:p>76.8802395209581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40]+1" office:value-type="float" office:value="44">
            <text:p>44</text:p>
          </table:table-cell>
          <table:table-cell table:formula="of:=[.$H$2]+[.$C$2]/([.$B$2]/([.I41]+[.$H$2])-[.$A$2]/[.$F$2]/[.$F$2])" office:value-type="float" office:value="81.2081488042516">
            <text:p>81.2081488042516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41]+1" office:value-type="float" office:value="45">
            <text:p>45</text:p>
          </table:table-cell>
          <table:table-cell table:formula="of:=[.$H$2]+[.$C$2]/([.$B$2]/([.I42]+[.$H$2])-[.$A$2]/[.$F$2]/[.$F$2])" office:value-type="float" office:value="85.8539944903582">
            <text:p>85.8539944903582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42]+1" office:value-type="float" office:value="46">
            <text:p>46</text:p>
          </table:table-cell>
          <table:table-cell table:formula="of:=[.$H$2]+[.$C$2]/([.$B$2]/([.I43]+[.$H$2])-[.$A$2]/[.$F$2]/[.$F$2])" office:value-type="float" office:value="90.8541468064824">
            <text:p>90.8541468064824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43]+1" office:value-type="float" office:value="47">
            <text:p>47</text:p>
          </table:table-cell>
          <table:table-cell table:formula="of:=[.$H$2]+[.$C$2]/([.$B$2]/([.I44]+[.$H$2])-[.$A$2]/[.$F$2]/[.$F$2])" office:value-type="float" office:value="96.2507433102082">
            <text:p>96.2507433102082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44]+1" office:value-type="float" office:value="48">
            <text:p>48</text:p>
          </table:table-cell>
          <table:table-cell table:formula="of:=[.$H$2]+[.$C$2]/([.$B$2]/([.I45]+[.$H$2])-[.$A$2]/[.$F$2]/[.$F$2])" office:value-type="float" office:value="102.092879256966">
            <text:p>102.092879256966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45]+1" office:value-type="float" office:value="49">
            <text:p>49</text:p>
          </table:table-cell>
          <table:table-cell table:formula="of:=[.$H$2]+[.$C$2]/([.$B$2]/([.I46]+[.$H$2])-[.$A$2]/[.$F$2]/[.$F$2])" office:value-type="float" office:value="108.438105489774">
            <text:p>108.438105489774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46]+1" office:value-type="float" office:value="50">
            <text:p>50</text:p>
          </table:table-cell>
          <table:table-cell table:formula="of:=[.$H$2]+[.$C$2]/([.$B$2]/([.I47]+[.$H$2])-[.$A$2]/[.$F$2]/[.$F$2])" office:value-type="float" office:value="115.354330708661">
            <text:p>115.354330708661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47]+1" office:value-type="float" office:value="51">
            <text:p>51</text:p>
          </table:table-cell>
          <table:table-cell table:formula="of:=[.$H$2]+[.$C$2]/([.$B$2]/([.I48]+[.$H$2])-[.$A$2]/[.$F$2]/[.$F$2])" office:value-type="float" office:value="122.922261484099">
            <text:p>122.922261484099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48]+1" office:value-type="float" office:value="52">
            <text:p>52</text:p>
          </table:table-cell>
          <table:table-cell table:formula="of:=[.$H$2]+[.$C$2]/([.$B$2]/([.I49]+[.$H$2])-[.$A$2]/[.$F$2]/[.$F$2])" office:value-type="float" office:value="131.238566131026">
            <text:p>131.238566131026</text:p>
          </table:table-cell>
          <table:table-cell table:number-columns-repeated="246"/>
        </table:table-row>
        <table:table-row table:style-name="ro1">
          <table:table-cell table:number-columns-repeated="8"/>
          <table:table-cell table:formula="of:=[.I49]+1" office:value-type="float" office:value="53">
            <text:p>53</text:p>
          </table:table-cell>
          <table:table-cell table:formula="of:=[.$H$2]+[.$C$2]/([.$B$2]/([.I50]+[.$H$2])-[.$A$2]/[.$F$2]/[.$F$2])" office:value-type="float" office:value="140.420026007802">
            <text:p>140.420026007802</text:p>
          </table:table-cell>
          <table:table-cell table:number-columns-repeated="246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PNL.$A$1" table:expression="#REF!"/>
          <table:named-expression table:name="Sheet_Title" table:base-cell-address="$PNL.$A$1" table:expression="&quot;PNL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SG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ofit-maxloss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Distance-global_20_vol" style:display-name="Distance-global vol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NL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VTV </dc:creator>
    <dc:date>2012-11-21T18:06:01</dc:date>
    <meta:creation-date>2012-11-03T11:47:19Z</meta:creation-date>
    <meta:editing-cycles>9</meta:editing-cycles>
    <meta:editing-duration>PT19M54S</meta:editing-duration>
    <meta:generator>LibreOffice/3.5$Linux_X86_64 LibreOffice_project/350m1$Build-2</meta:generator>
    <meta:initial-creator>VTV </meta:initial-creator>
    <meta:document-statistic meta:table-count="3" meta:cell-count="6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859cm" svg:height="20.918cm" xlink:href=".." xlink:type="simple" chart:class="chart:scatter" chart:style-name="ch1">
        <chart:legend chart:legend-position="end" svg:x="29.827cm" svg:y="9.911cm" style:legend-expansion="high" chart:style-name="ch2"/>
        <chart:plot-area chart:style-name="ch3" table:cell-range-address="'profit-maxloss'.A2:'profit-maxloss'.C92 'profit-maxloss'.B1:'profit-maxloss'.C1" chart:data-source-has-labels="row" svg:x="1.087cm" svg:y="1.807cm" svg:width="27.466cm" svg:height="18.273cm">
          <chartooo:coordinate-region svg:x="1.814cm" svg:y="2.007cm" svg:width="26.552cm" svg:height="17.8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rofit-maxloss'.B2:'profit-maxloss'.B92" chart:label-cell-address="'profit-maxloss'.B1:'profit-maxloss'.B1" chart:class="chart:scatter">
            <chart:domain table:cell-range-address="'profit-maxloss'.A2:'profit-maxloss'.A92"/>
            <chart:data-point chart:repeated="91"/>
          </chart:series>
          <chart:series chart:style-name="ch7" chart:values-cell-range-address="'profit-maxloss'.C2:'profit-maxloss'.C92" chart:label-cell-address="'profit-maxloss'.C1:'profit-maxloss'.C1" chart:class="chart:scatter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'profit-maxloss'.B1:'profit-maxloss'.B1</svg:desc>
                </draw:g>
              </table:table-cell>
              <table:table-cell office:value-type="string">
                <text:p>LMT</text:p>
                <draw:g>
                  <svg:desc>'profit-maxloss'.C1:'profit-maxlos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fit-maxloss'.A2:'profit-maxloss'.A92</svg:desc>
                </draw:g>
              </table:table-cell>
              <table:table-cell office:value-type="float" office:value="-4.1">
                <text:p>-4.1</text:p>
                <draw:g>
                  <svg:desc>'profit-maxloss'.B2:'profit-maxloss'.B92</svg:desc>
                </draw:g>
              </table:table-cell>
              <table:table-cell office:value-type="float" office:value="0">
                <text:p>0</text:p>
                <draw:g>
                  <svg:desc>'profit-maxloss'.C2:'profit-maxloss'.C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-3.55374829394707">
                <text:p>-3.553748293947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-3.02890270334274">
                <text:p>-3.028902703342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-2.52391649691345">
                <text:p>-2.523916496913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2.03735470479504">
                <text:p>-2.037354704795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-1.56788604304299">
                <text:p>-1.5678860430429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1.11427542164927">
                <text:p>-1.1142754216492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-0.675376993903941">
                <text:p>-0.67537699390394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-0.250127707985508">
                <text:p>-0.250127707985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0.162458675509049">
                <text:p>0.16245867550904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0.56329713376184">
                <text:p>0.5632971337618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0.953236530893708">
                <text:p>0.953236530893708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.33306439506354">
                <text:p>1.333064395063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1.70351135039106">
                <text:p>1.7035113503910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2.06525522864426">
                <text:p>2.0652552286442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2.41892488383077">
                <text:p>2.4189248838307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.76510373115997">
                <text:p>2.765103731159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5">
                <text:p>4.25</text:p>
              </table:table-cell>
              <table:table-cell office:value-type="float" office:value="3.10433303029223">
                <text:p>3.1043330302922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">
                <text:p>4.5</text:p>
              </table:table-cell>
              <table:table-cell office:value-type="float" office:value="3.43711493135184">
                <text:p>3.4371149313518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5">
                <text:p>4.75</text:p>
              </table:table-cell>
              <table:table-cell office:value-type="float" office:value="3.7639153008458">
                <text:p>3.763915300845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4.08516634339144">
                <text:p>4.085166343391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25">
                <text:p>5.25</text:p>
              </table:table-cell>
              <table:table-cell office:value-type="float" office:value="4.40126903400727">
                <text:p>4.40126903400727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4.71259537465491">
                <text:p>4.7125953746549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5">
                <text:p>5.75</text:p>
              </table:table-cell>
              <table:table-cell office:value-type="float" office:value="5.01949048773112">
                <text:p>5.01949048773112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5.3222745582915">
                <text:p>5.32227455829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25">
                <text:p>6.25</text:p>
              </table:table-cell>
              <table:table-cell office:value-type="float" office:value="5.62124463593579">
                <text:p>5.62124463593579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5">
                <text:p>6.5</text:p>
              </table:table-cell>
              <table:table-cell office:value-type="float" office:value="5.9166763064953">
                <text:p>5.916676306495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75">
                <text:p>6.75</text:p>
              </table:table-cell>
              <table:table-cell office:value-type="float" office:value="6.2088252429299">
                <text:p>6.2088252429299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6.49792864416277">
                <text:p>6.497928644162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">
                <text:p>7.25</text:p>
              </table:table-cell>
              <table:table-cell office:value-type="float" office:value="6.78420656994987">
                <text:p>6.78420656994987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7.06786317929636">
                <text:p>7.0678631792963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5">
                <text:p>7.75</text:p>
              </table:table-cell>
              <table:table-cell office:value-type="float" office:value="7.34908787938947">
                <text:p>7.3490878793894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  <table:table-cell office:value-type="float" office:value="7.62805639151341">
                <text:p>7.628056391513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5">
                <text:p>8.25</text:p>
              </table:table-cell>
              <table:table-cell office:value-type="float" office:value="7.90493173994503">
                <text:p>7.90493173994503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5">
                <text:p>8.5</text:p>
              </table:table-cell>
              <table:table-cell office:value-type="float" office:value="8.17986516939527">
                <text:p>8.1798651693952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5">
                <text:p>8.75</text:p>
              </table:table-cell>
              <table:table-cell office:value-type="float" office:value="8.45299699615957">
                <text:p>8.4529969961595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8.72445739776703">
                <text:p>8.72445739776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25">
                <text:p>9.25</text:p>
              </table:table-cell>
              <table:table-cell office:value-type="float" office:value="8.99436714557234">
                <text:p>8.99436714557234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5">
                <text:p>9.5</text:p>
              </table:table-cell>
              <table:table-cell office:value-type="float" office:value="9.26283828441316">
                <text:p>9.2628382844131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75">
                <text:p>9.75</text:p>
              </table:table-cell>
              <table:table-cell office:value-type="float" office:value="9.52997476315781">
                <text:p>9.52997476315781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9.79587301969176">
                <text:p>9.795873019691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5">
                <text:p>10.25</text:p>
              </table:table-cell>
              <table:table-cell office:value-type="float" office:value="10.0606225236351">
                <text:p>10.0606225236351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5">
                <text:p>10.5</text:p>
              </table:table-cell>
              <table:table-cell office:value-type="float" office:value="10.3243062798451">
                <text:p>10.324306279845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75">
                <text:p>10.75</text:p>
              </table:table-cell>
              <table:table-cell office:value-type="float" office:value="10.5870012955375">
                <text:p>10.5870012955375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  <table:table-cell office:value-type="float" office:value="10.8487790136549">
                <text:p>10.848779013654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25">
                <text:p>11.25</text:p>
              </table:table-cell>
              <table:table-cell office:value-type="float" office:value="11.1097057149222">
                <text:p>11.109705714922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5">
                <text:p>11.5</text:p>
              </table:table-cell>
              <table:table-cell office:value-type="float" office:value="11.3698428908499">
                <text:p>11.369842890849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5">
                <text:p>11.75</text:p>
              </table:table-cell>
              <table:table-cell office:value-type="float" office:value="11.6292475897867">
                <text:p>11.629247589786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11.8879727379661">
                <text:p>11.88797273796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25">
                <text:p>12.25</text:p>
              </table:table-cell>
              <table:table-cell office:value-type="float" office:value="12.1460674373568">
                <text:p>12.1460674373568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">
                <text:p>12.5</text:p>
              </table:table-cell>
              <table:table-cell office:value-type="float" office:value="12.4035772419904">
                <text:p>12.403577241990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75">
                <text:p>12.75</text:p>
              </table:table-cell>
              <table:table-cell office:value-type="float" office:value="12.6605444143227">
                <text:p>12.660544414322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12.9170081630722">
                <text:p>12.91700816307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25">
                <text:p>13.25</text:p>
              </table:table-cell>
              <table:table-cell office:value-type="float" office:value="13.1730048638718">
                <text:p>13.1730048638718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">
                <text:p>13.5</text:p>
              </table:table-cell>
              <table:table-cell office:value-type="float" office:value="13.4285682639781">
                <text:p>13.428568263978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75">
                <text:p>13.75</text:p>
              </table:table-cell>
              <table:table-cell office:value-type="float" office:value="13.6837296721885">
                <text:p>13.683729672188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13.938518135036">
                <text:p>13.9385181350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5">
                <text:p>14.25</text:p>
              </table:table-cell>
              <table:table-cell office:value-type="float" office:value="14.1929606002524">
                <text:p>14.1929606002524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5">
                <text:p>14.5</text:p>
              </table:table-cell>
              <table:table-cell office:value-type="float" office:value="14.44708206842">
                <text:p>14.4470820684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75">
                <text:p>14.75</text:p>
              </table:table-cell>
              <table:table-cell office:value-type="float" office:value="14.7009057336667">
                <text:p>14.7009057336667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  <table:table-cell office:value-type="float" office:value="14.9544531141932">
                <text:p>14.95445311419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5">
                <text:p>15.25</text:p>
              </table:table-cell>
              <table:table-cell office:value-type="float" office:value="15.2077441733702">
                <text:p>15.2077441733702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5">
                <text:p>15.5</text:p>
              </table:table-cell>
              <table:table-cell office:value-type="float" office:value="15.4607974320848">
                <text:p>15.460797432084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75">
                <text:p>15.75</text:p>
              </table:table-cell>
              <table:table-cell office:value-type="float" office:value="15.7136300729693">
                <text:p>15.7136300729693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">
                <text:p>16</text:p>
              </table:table-cell>
              <table:table-cell office:value-type="float" office:value="15.966258037099">
                <text:p>15.966258037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5">
                <text:p>16.25</text:p>
              </table:table-cell>
              <table:table-cell office:value-type="float" office:value="16.2186961137027">
                <text:p>16.218696113702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5">
                <text:p>16.5</text:p>
              </table:table-cell>
              <table:table-cell office:value-type="float" office:value="16.4709580233909">
                <text:p>16.470958023390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5">
                <text:p>16.75</text:p>
              </table:table-cell>
              <table:table-cell office:value-type="float" office:value="16.7230564953708">
                <text:p>16.7230564953708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">
                <text:p>17</text:p>
              </table:table-cell>
              <table:table-cell office:value-type="float" office:value="16.9750033390814">
                <text:p>16.97500333908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25">
                <text:p>17.25</text:p>
              </table:table-cell>
              <table:table-cell office:value-type="float" office:value="17.2268095106528">
                <text:p>17.2268095106528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5">
                <text:p>17.5</text:p>
              </table:table-cell>
              <table:table-cell office:value-type="float" office:value="17.4784851745634">
                <text:p>17.478485174563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75">
                <text:p>17.75</text:p>
              </table:table-cell>
              <table:table-cell office:value-type="float" office:value="17.7300397608417">
                <text:p>17.7300397608417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">
                <text:p>18</text:p>
              </table:table-cell>
              <table:table-cell office:value-type="float" office:value="17.9814820181353">
                <text:p>17.98148201813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25">
                <text:p>18.25</text:p>
              </table:table-cell>
              <table:table-cell office:value-type="float" office:value="18.2328200629451">
                <text:p>18.2328200629451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5">
                <text:p>18.5</text:p>
              </table:table-cell>
              <table:table-cell office:value-type="float" office:value="18.4840614253017">
                <text:p>18.484061425301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75">
                <text:p>18.75</text:p>
              </table:table-cell>
              <table:table-cell office:value-type="float" office:value="18.7352130911423">
                <text:p>18.735213091142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  <table:table-cell office:value-type="float" office:value="18.9862815416244">
                <text:p>18.986281541624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25">
                <text:p>19.25</text:p>
              </table:table-cell>
              <table:table-cell office:value-type="float" office:value="19.2372727895995">
                <text:p>19.237272789599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5">
                <text:p>19.5</text:p>
              </table:table-cell>
              <table:table-cell office:value-type="float" office:value="19.4881924134518">
                <text:p>19.488192413451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75">
                <text:p>19.75</text:p>
              </table:table-cell>
              <table:table-cell office:value-type="float" office:value="19.7390455884907">
                <text:p>19.7390455884907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19.9898371160757">
                <text:p>19.98983711607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25">
                <text:p>20.25</text:p>
              </table:table-cell>
              <table:table-cell office:value-type="float" office:value="20.2405714506369">
                <text:p>20.2405714506369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5">
                <text:p>20.5</text:p>
              </table:table-cell>
              <table:table-cell office:value-type="float" office:value="20.4912527247428">
                <text:p>20.4912527247428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75">
                <text:p>20.75</text:p>
              </table:table-cell>
              <table:table-cell office:value-type="float" office:value="20.7418847723571">
                <text:p>20.7418847723571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20.9924711504142">
                <text:p>20.99247115041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25">
                <text:p>21.25</text:p>
              </table:table-cell>
              <table:table-cell office:value-type="float" office:value="21.2430151588372">
                <text:p>21.2430151588372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5">
                <text:p>21.5</text:p>
              </table:table-cell>
              <table:table-cell office:value-type="float" office:value="21.4935198591082">
                <text:p>21.493519859108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75">
                <text:p>21.75</text:p>
              </table:table-cell>
              <table:table-cell office:value-type="float" office:value="21.7439880914971">
                <text:p>21.7439880914971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21.9944224910461">
                <text:p>21.994422491046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25">
                <text:p>22.25</text:p>
              </table:table-cell>
              <table:table-cell office:value-type="float" office:value="22.244825502398">
                <text:p>22.244825502398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5">
                <text:p>22.5</text:p>
              </table:table-cell>
              <table:table-cell office:value-type="float" office:value="22.4951993935548">
                <text:p>22.4951993935548</text:p>
              </table:table-cell>
              <table:table-cell office:value-type="float" office:value="22.5">
                <text:p>2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